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0.5409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3902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4437in"/>
    </style:style>
    <style:style style:name="co9" style:family="table-column">
      <style:table-column-properties fo:break-before="auto" style:column-width="0.4547in"/>
    </style:style>
    <style:style style:name="co10" style:family="table-column">
      <style:table-column-properties fo:break-before="auto" style:column-width="0.3472in"/>
    </style:style>
    <style:style style:name="co11" style:family="table-column">
      <style:table-column-properties fo:break-before="auto" style:column-width="0.5299in"/>
    </style:style>
    <style:style style:name="co12" style:family="table-column">
      <style:table-column-properties fo:break-before="auto" style:column-width="0.422in"/>
    </style:style>
    <style:style style:name="co13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6917in"/>
    </style:style>
    <style:style style:name="co15" style:family="table-column">
      <style:table-column-properties fo:break-before="auto" style:column-width="1.4236in"/>
    </style:style>
    <style:style style:name="co16" style:family="table-column">
      <style:table-column-properties fo:break-before="auto" style:column-width="1.4555in"/>
    </style:style>
    <style:style style:name="co17" style:family="table-column">
      <style:table-column-properties fo:break-before="auto" style:column-width="1.7646in"/>
    </style:style>
    <style:style style:name="co18" style:family="table-column">
      <style:table-column-properties fo:break-before="auto" style:column-width="0.4083in"/>
    </style:style>
    <style:style style:name="co19" style:family="table-column">
      <style:table-column-properties fo:break-before="auto" style:column-width="1.8972in"/>
    </style:style>
    <style:style style:name="co20" style:family="table-column">
      <style:table-column-properties fo:break-before="auto" style:column-width="0.9071in"/>
    </style:style>
    <style:style style:name="co21" style:family="table-column">
      <style:table-column-properties fo:break-before="auto" style:column-width="0.939in"/>
    </style:style>
    <style:style style:name="co22" style:family="table-column">
      <style:table-column-properties fo:break-before="auto" style:column-width="0.7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0c0c0"/>
    </style:style>
    <style:style style:name="ce10" style:family="table-cell" style:parent-style-name="Default" style:data-style-name="N2">
      <style:table-cell-properties fo:border-bottom="0.0008in solid #000000" fo:background-color="#c0c0c0" fo:border-left="0.0008in solid #000000" fo:border-right="none" fo:border-top="none"/>
    </style:style>
    <style:style style:name="ce11" style:family="table-cell" style:parent-style-name="Default" style:data-style-name="N2">
      <style:table-cell-properties fo:border-bottom="0.0008in solid #000000" fo:border-left="0.0008in solid #000000" fo:border-right="none" fo:border-top="none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ackground-color="#00ff00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8" style:family="table-cell" style:parent-style-name="Default" style:data-style-name="N2">
      <style:table-cell-properties fo:border-bottom="none" fo:background-color="#c0c0c0" fo:border-left="0.0008in solid #000000" fo:border-right="none" fo:border-top="none"/>
    </style:style>
    <style:style style:name="ce9" style:family="table-cell" style:parent-style-name="Default" style:data-style-name="N2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ackground-color="#00ae00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order-bottom="none" fo:background-color="#00ff00" fo:border-left="0.0008in solid #000000" fo:border-right="0.0008in solid #000000" fo:border-top="0.0008in solid #000000"/>
    </style:style>
    <style:style style:name="ce18" style:family="table-cell" style:parent-style-name="Default">
      <style:table-cell-properties fo:border-bottom="none" fo:border-left="0.0008in solid #000000" fo:border-right="0.0008in solid #000000" fo:border-top="none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0" style:family="table-cell" style:parent-style-name="Default">
      <style:table-cell-properties fo:border-bottom="none" fo:background-color="#c0c0c0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none" fo:background-color="#c0c0c0" fo:border-left="0.0008in solid #000000" fo:border-right="0.0008in solid #000000" fo:border-top="none"/>
    </style:style>
    <style:style style:name="ce22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c0c0c0" fo:border-left="0.0008in solid #000000" fo:border-right="0.0008in solid #000000" fo:border-top="none"/>
    </style:style>
    <style:style style:name="ce29" style:family="table-cell" style:parent-style-name="Default">
      <style:table-cell-properties fo:background-color="#dc2300"/>
    </style:style>
    <style:style style:name="ce30" style:family="table-cell" style:parent-style-name="Default">
      <style:table-cell-properties fo:background-color="#808000"/>
    </style:style>
    <style:style style:name="ce31" style:family="table-cell" style:parent-style-name="Default">
      <style:table-cell-properties fo:background-color="#808080"/>
      <style:text-properties fo:color="#ffffff"/>
    </style:style>
    <style:style style:name="ce32" style:family="table-cell" style:parent-style-name="Default">
      <style:table-cell-properties fo:background-color="#355e00"/>
    </style:style>
    <style:style style:name="ce33" style:family="table-cell" style:parent-style-name="Default">
      <style:table-cell-properties fo:background-color="#314004"/>
    </style:style>
    <style:style style:name="ce34" style:family="table-cell" style:parent-style-name="Default">
      <style:table-cell-properties fo:background-color="#5c8526"/>
      <style:text-properties fo:color="#ffffff"/>
    </style:style>
    <style:style style:name="ce35" style:family="table-cell" style:parent-style-name="Default">
      <style:table-cell-properties fo:background-color="#5c8526"/>
    </style:style>
    <style:style style:name="ce36" style:family="table-cell" style:parent-style-name="Default">
      <style:table-cell-properties fo:background-color="transparent"/>
      <style:text-properties fo:color="#ffffff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23ff23"/>
    </style:style>
    <style:style style:name="ce39" style:family="table-cell" style:parent-style-name="Default" style:data-style-name="N0">
      <style:table-cell-properties fo:background-color="#c0c0c0"/>
    </style:style>
    <style:style style:name="ce4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41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</style:style>
    <style:style style:name="ce42" style:family="table-cell" style:parent-style-name="Default">
      <style:table-cell-properties fo:background-color="#94bd5e"/>
    </style:style>
    <style:style style:name="ce43" style:family="table-cell" style:parent-style-name="Default">
      <style:table-cell-properties fo:background-color="#e6e6ff"/>
    </style:style>
    <style:style style:name="ce44" style:family="table-cell" style:parent-style-name="Default" style:data-style-name="N2">
      <style:table-cell-properties fo:background-color="#94bd5e" style:text-align-source="fix" style:repeat-content="false" fo:border="none"/>
      <style:paragraph-properties fo:text-align="end" fo:margin-left="0in"/>
    </style:style>
    <style:style style:name="ce45" style:family="table-cell" style:parent-style-name="Default" style:data-style-name="N2">
      <style:table-cell-properties fo:background-color="#808080"/>
      <style:text-properties fo:color="#ffffff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">
      <style:table-cell-properties fo:background-color="#94bd5e" style:text-align-source="fix" style:repeat-content="false" fo:border="none"/>
      <style:paragraph-properties fo:text-align="end" fo:margin-left="0in"/>
    </style:style>
    <style:style style:name="ce48" style:family="table-cell" style:parent-style-name="Default" style:data-style-name="N1">
      <style:table-cell-properties fo:background-color="#808080" style:text-align-source="fix" style:repeat-content="false"/>
      <style:paragraph-properties fo:text-align="end" fo:margin-left="0in"/>
      <style:text-properties fo:color="#ffffff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fo:background-color="#94bd5e" style:text-align-source="fix" style:repeat-content="false" fo:border="none"/>
      <style:paragraph-properties fo:text-align="end" fo:margin-left="0in"/>
    </style:style>
    <style:style style:name="ce51" style:family="table-cell" style:parent-style-name="Default">
      <style:table-cell-properties fo:background-color="#808080" style:text-align-source="fix" style:repeat-content="false"/>
      <style:paragraph-properties fo:text-align="end" fo:margin-left="0in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table table:name="Regions - color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ce6"/>
        <table:table-column table:style-name="co2" table:number-columns-repeated="1010" table:default-cell-style-name="Default"/>
        <table:table-row table:style-name="ro1">
          <table:table-cell office:value-type="string">
            <text:p>color bins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5">
            <text:p>65</text:p>
          </table:table-cell>
          <table:table-cell table:style-name="ce8" office:value-type="float" office:value="33.0508474576271">
            <text:p>33.05</text:p>
          </table:table-cell>
          <table:table-cell table:style-name="ce13" table:formula="of:=SUM([.B7:.M7])" office:value-type="float" office:value="118">
            <text:p>118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10">
            <text:p>110</text:p>
          </table:table-cell>
          <table:table-cell table:style-name="ce8" office:value-type="float" office:value="45.0980392156863">
            <text:p>45.10</text:p>
          </table:table-cell>
          <table:table-cell table:style-name="ce13" table:formula="of:=SUM([.B8:.M8])" office:value-type="float" office:value="204">
            <text:p>204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0">
            <text:p>0.00</text:p>
          </table:table-cell>
          <table:table-cell table:style-name="ce13" table:formula="of:=SUM([.B9:.M9])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9" office:value-type="float" office:value="13.5135135135135">
            <text:p>13.51</text:p>
          </table:table-cell>
          <table:table-cell table:style-name="ce13" table:formula="of:=SUM([.B10:.M10])" office:value-type="float" office:value="74">
            <text:p>7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9" office:value-type="float" office:value="9.67741935483871">
            <text:p>9.68</text:p>
          </table:table-cell>
          <table:table-cell table:style-name="ce13" table:formula="of:=SUM([.B11:.M11])" office:value-type="float" office:value="31">
            <text:p>3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ce8" office:value-type="float" office:value="13.3928571428571">
            <text:p>13.39</text:p>
          </table:table-cell>
          <table:table-cell table:style-name="ce13" table:formula="of:=SUM([.B12:.M12])" office:value-type="float" office:value="112">
            <text:p>112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9" office:value-type="float" office:value="30.1369863013699">
            <text:p>30.14</text:p>
          </table:table-cell>
          <table:table-cell table:style-name="ce13" table:formula="of:=SUM([.B13:.M13])" office:value-type="float" office:value="73">
            <text:p>7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9" office:value-type="float" office:value="0">
            <text:p>0.00</text:p>
          </table:table-cell>
          <table:table-cell table:style-name="ce13" table:formula="of:=SUM([.B14:.M14])" office:value-type="float" office:value="37">
            <text:p>37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9" office:value-type="float" office:value="0">
            <text:p>0.00</text:p>
          </table:table-cell>
          <table:table-cell table:style-name="ce13" table:formula="of:=SUM([.B15:.M15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.00</text:p>
          </table:table-cell>
          <table:table-cell table:style-name="ce13" table:formula="of:=SUM([.B16:.M16])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9" office:value-type="float" office:value="0">
            <text:p>0.00</text:p>
          </table:table-cell>
          <table:table-cell table:style-name="ce13" table:formula="of:=SUM([.B17:.M17])" office:value-type="float" office:value="17">
            <text:p>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244">
            <text:p>244</text:p>
          </table:table-cell>
          <table:table-cell table:style-name="ce10" office:value-type="float" office:value="89.7058823529412">
            <text:p>89.71</text:p>
          </table:table-cell>
          <table:table-cell table:style-name="ce14" table:formula="of:=SUM([.B18:.M18])" office:value-type="float" office:value="272">
            <text:p>272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or bins</text:p>
          </table:table-cell>
          <table:table-cell office:value-type="float" office:value="32">
            <text:p>32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 office:value-type="string">
            <text:p>train/test ratio</text:p>
          </table:table-cell>
          <table:table-cell table:style-name="ce4" office:value-type="float" office:value="0.7">
            <text:p>0.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8" office:value-type="float" office:value="30.9859154929577">
            <text:p>30.99</text:p>
          </table:table-cell>
          <table:table-cell table:style-name="ce13" table:formula="of:=SUM([.B26:.M26])" office:value-type="float" office:value="71">
            <text:p>71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72">
            <text:p>72</text:p>
          </table:table-cell>
          <table:table-cell table:style-name="ce8" office:value-type="float" office:value="41.4634146341463">
            <text:p>41.46</text:p>
          </table:table-cell>
          <table:table-cell table:style-name="ce13" table:formula="of:=SUM([.B27:.M27])" office:value-type="float" office:value="123">
            <text:p>123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9" office:value-type="float" office:value="0">
            <text:p>0.00</text:p>
          </table:table-cell>
          <table:table-cell table:style-name="ce13" table:formula="of:=SUM([.B28:.M28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9" office:value-type="float" office:value="20">
            <text:p>20.00</text:p>
          </table:table-cell>
          <table:table-cell table:style-name="ce13" table:formula="of:=SUM([.B29:.M29])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9" office:value-type="float" office:value="5.26315789473684">
            <text:p>5.26</text:p>
          </table:table-cell>
          <table:table-cell table:style-name="ce13" table:formula="of:=SUM([.B30:.M30])" office:value-type="float" office:value="19">
            <text:p>1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8" office:value-type="float" office:value="20.8955223880597">
            <text:p>20.90</text:p>
          </table:table-cell>
          <table:table-cell table:style-name="ce13" table:formula="of:=SUM([.B31:.M31])" office:value-type="float" office:value="67">
            <text:p>67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9" office:value-type="float" office:value="31.8181818181818">
            <text:p>31.82</text:p>
          </table:table-cell>
          <table:table-cell table:style-name="ce13" table:formula="of:=SUM([.B32:.M32])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9" office:value-type="float" office:value="0">
            <text:p>0.00</text:p>
          </table:table-cell>
          <table:table-cell table:style-name="ce13" table:formula="of:=SUM([.B33:.M33])" office:value-type="float" office:value="23">
            <text:p>2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0">
            <text:p>0.00</text:p>
          </table:table-cell>
          <table:table-cell table:style-name="ce13" table:formula="of:=SUM([.B34:.M34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.00</text:p>
          </table:table-cell>
          <table:table-cell table:style-name="ce13" table:formula="of:=SUM([.B35:.M35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other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0">
            <text:p>0.00</text:p>
          </table:table-cell>
          <table:table-cell table:style-name="ce13" table:formula="of:=SUM([.B36:.M36])" office:value-type="float" office:value="11">
            <text:p>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48">
            <text:p>148</text:p>
          </table:table-cell>
          <table:table-cell table:style-name="ce10" office:value-type="float" office:value="90.7975460122699">
            <text:p>90.80</text:p>
          </table:table-cell>
          <table:table-cell table:style-name="ce14" table:formula="of:=SUM([.B37:.M37])" office:value-type="float" office:value="163">
            <text:p>163</text:p>
          </table:table-cell>
          <table:table-cell table:style-name="ce1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or bins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rain/test ratio</text:p>
          </table:table-cell>
          <table:table-cell table:style-name="ce4" office:value-type="float" office:value="0.7">
            <text:p>0.7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9" office:value-type="float" office:value="32.3943661971831">
            <text:p>32.39</text:p>
          </table:table-cell>
          <table:table-cell table:style-name="ce13" table:formula="of:=SUM([.B44:.M44])"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9" office:value-type="float" office:value="0">
            <text:p>0</text:p>
          </table:table-cell>
          <table:table-cell office:value-type="float" office:value="68">
            <text:p>68</text:p>
          </table:table-cell>
          <table:table-cell table:style-name="ce9" office:value-type="float" office:value="43.9024390243903">
            <text:p>43.90</text:p>
          </table:table-cell>
          <table:table-cell table:style-name="ce13" table:formula="of:=SUM([.B45:.M45])" office:value-type="float" office:value="123">
            <text:p>12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9" office:value-type="float" office:value="0">
            <text:p>0.00</text:p>
          </table:table-cell>
          <table:table-cell table:style-name="ce13" table:formula="of:=SUM([.B46:.M46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9" office:value-type="float" office:value="24.4444444444444">
            <text:p>24.44</text:p>
          </table:table-cell>
          <table:table-cell table:style-name="ce13" table:formula="of:=SUM([.B47:.M47])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9" office:value-type="float" office:value="5.26315789473684">
            <text:p>5.26</text:p>
          </table:table-cell>
          <table:table-cell table:style-name="ce13" table:formula="of:=SUM([.B48:.M48])" office:value-type="float" office:value="19">
            <text:p>1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9" office:value-type="float" office:value="25.3731343283582">
            <text:p>25.37</text:p>
          </table:table-cell>
          <table:table-cell table:style-name="ce13" table:formula="of:=SUM([.B49:.M49])" office:value-type="float" office:value="67">
            <text:p>67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9" office:value-type="float" office:value="31.8181818181818">
            <text:p>31.82</text:p>
          </table:table-cell>
          <table:table-cell table:style-name="ce13" table:formula="of:=SUM([.B50:.M50])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0">
            <text:p>0.00</text:p>
          </table:table-cell>
          <table:table-cell table:style-name="ce13" table:formula="of:=SUM([.B51:.M51])" office:value-type="float" office:value="23">
            <text:p>2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office:value-type="float" office:value="0">
            <text:p>0.00</text:p>
          </table:table-cell>
          <table:table-cell table:style-name="ce13" table:formula="of:=SUM([.B52:.M52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9" office:value-type="float" office:value="0">
            <text:p>0.00</text:p>
          </table:table-cell>
          <table:table-cell table:style-name="ce13" table:formula="of:=SUM([.B53:.M53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other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0">
            <text:p>0.00</text:p>
          </table:table-cell>
          <table:table-cell table:style-name="ce13" table:formula="of:=SUM([.B54:.M54])" office:value-type="float" office:value="11">
            <text:p>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147">
            <text:p>147</text:p>
          </table:table-cell>
          <table:table-cell table:style-name="ce11" office:value-type="float" office:value="90.1840490797546">
            <text:p>90.18</text:p>
          </table:table-cell>
          <table:table-cell table:style-name="ce14" table:formula="of:=SUM([.B55:.M55])" office:value-type="float" office:value="163">
            <text:p>1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or bins</text:p>
          </table:table-cell>
          <table:table-cell table:style-name="ce4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rain/test ratio</text:p>
          </table:table-cell>
          <table:table-cell table:style-name="ce4" office:value-type="float" office:value="0.7">
            <text:p>0.7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ce9" office:value-type="float" office:value="32.3943661971831">
            <text:p>32.39</text:p>
          </table:table-cell>
          <table:table-cell table:style-name="ce13" table:formula="of:=SUM([.B62:.M62])" office:value-type="float" office:value="71">
            <text:p>7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ce9" office:value-type="float" office:value="47.1544715447155">
            <text:p>47.15</text:p>
          </table:table-cell>
          <table:table-cell table:style-name="ce13" table:formula="of:=SUM([.B63:.M63])" office:value-type="float" office:value="123">
            <text:p>12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.00</text:p>
          </table:table-cell>
          <table:table-cell table:style-name="ce13" table:formula="of:=SUM([.B64:.M64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9" office:value-type="float" office:value="17.7777777777778">
            <text:p>17.78</text:p>
          </table:table-cell>
          <table:table-cell table:style-name="ce13" table:formula="of:=SUM([.B65:.M65])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9" office:value-type="float" office:value="5.26315789473684">
            <text:p>5.26</text:p>
          </table:table-cell>
          <table:table-cell table:style-name="ce13" table:formula="of:=SUM([.B66:.M66])" office:value-type="float" office:value="19">
            <text:p>1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9" office:value-type="float" office:value="28.3582089552239">
            <text:p>28.36</text:p>
          </table:table-cell>
          <table:table-cell table:style-name="ce13" table:formula="of:=SUM([.B67:.M67])" office:value-type="float" office:value="67">
            <text:p>67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9" office:value-type="float" office:value="22.7272727272727">
            <text:p>22.73</text:p>
          </table:table-cell>
          <table:table-cell table:style-name="ce13" table:formula="of:=SUM([.B68:.M68])" office:value-type="float" office:value="44">
            <text:p>44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9" office:value-type="float" office:value="0">
            <text:p>0.00</text:p>
          </table:table-cell>
          <table:table-cell table:style-name="ce13" table:formula="of:=SUM([.B69:.M69])" office:value-type="float" office:value="23">
            <text:p>2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0">
            <text:p>0.00</text:p>
          </table:table-cell>
          <table:table-cell table:style-name="ce13" table:formula="of:=SUM([.B70:.M70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9" office:value-type="float" office:value="11.1111111111111">
            <text:p>11.11</text:p>
          </table:table-cell>
          <table:table-cell table:style-name="ce13" table:formula="of:=SUM([.B71:.M71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9" office:value-type="float" office:value="0">
            <text:p>0.00</text:p>
          </table:table-cell>
          <table:table-cell table:style-name="ce13" table:formula="of:=SUM([.B72:.M72])" office:value-type="float" office:value="11">
            <text:p>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7">
            <text:p>147</text:p>
          </table:table-cell>
          <table:table-cell table:style-name="ce11" office:value-type="float" office:value="90.1840490797546">
            <text:p>90.18</text:p>
          </table:table-cell>
          <table:table-cell table:style-name="ce14" table:formula="of:=SUM([.B73:.M73])" office:value-type="float" office:value="163">
            <text:p>163</text:p>
          </table:table-cell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 - SIFT" table:style-name="ta1" table:print="false">
        <table:table-column table:style-name="co3" table:default-cell-style-name="ce2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ce9"/>
        <table:table-column table:style-name="co2" table:default-cell-style-name="ce13"/>
        <table:table-row table:style-name="ro1">
          <table:table-cell table:style-name="Default"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>
            <text:p>SIFT clusters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>
            <text:p>g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</table:table-row>
        <table:table-row table:style-name="ro1">
          <table:table-cell table:style-name="ce1" office:value-type="string">
            <text:p>grass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6">
            <text:p>66</text:p>
          </table:table-cell>
          <table:table-cell table:style-name="ce8" office:value-type="float" office:value="0">
            <text:p>0.00</text:p>
          </table:table-cell>
          <table:table-cell table:formula="of:=SUM([.B8:.M8])" office:value-type="float" office:value="66">
            <text:p>66</text:p>
          </table:table-cell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8" office:value-type="float" office:value="20">
            <text:p>20.00</text:p>
          </table:table-cell>
          <table:table-cell table:formula="of:=SUM([.B9:.M9])" office:value-type="float" office:value="100">
            <text:p>100</text:p>
          </table:table-cell>
        </table:table-row>
        <table:table-row table:style-name="ro1">
          <table:table-cell office:value-type="string">
            <text:p>mu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0:.M10])" office:value-type="float" office:value="8">
            <text:p>8</text:p>
          </table:table-cell>
        </table:table-row>
        <table:table-row table:style-name="ro1">
          <table:table-cell office:value-type="string">
            <text:p>road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100/40" office:value-type="float" office:value="2.5">
            <text:p>2.50</text:p>
          </table:table-cell>
          <table:table-cell table:formula="of:=SUM([.B11:.M11])" office:value-type="float" office:value="40">
            <text:p>40</text:p>
          </table:table-cell>
        </table:table-row>
        <table:table-row table:style-name="ro1">
          <table:table-cell office:value-type="string">
            <text:p>snow</text:p>
          </table:table-cell>
          <table:table-cell table:number-columns-repeated="11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.00</text:p>
          </table:table-cell>
          <table:table-cell table:formula="of:=SUM([.B12:.M12])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water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8" table:formula="of:=400/61" office:value-type="float" office:value="6.55737704918033">
            <text:p>6.56</text:p>
          </table:table-cell>
          <table:table-cell table:formula="of:=SUM([.B13:.M13])" office:value-type="float" office:value="61">
            <text:p>61</text:p>
          </table:table-cell>
        </table:table-row>
        <table:table-row table:style-name="ro1">
          <table:table-cell office:value-type="string">
            <text:p>sky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100/39" office:value-type="float" office:value="2.56410256410256">
            <text:p>2.56</text:p>
          </table:table-cell>
          <table:table-cell table:formula="of:=SUM([.B14:.M14])" office:value-type="float" office:value="39">
            <text:p>39</text:p>
          </table:table-cell>
        </table:table-row>
        <table:table-row table:style-name="ro1">
          <table:table-cell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.00</text:p>
          </table:table-cell>
          <table:table-cell table:formula="of:=SUM([.B15:.M15])" office:value-type="float" office:value="22">
            <text:p>22</text:p>
          </table:table-cell>
        </table:table-row>
        <table:table-row table:style-name="ro1">
          <table:table-cell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16:.M16])" office:value-type="float" office:value="3">
            <text:p>3</text:p>
          </table:table-cell>
        </table:table-row>
        <table:table-row table:style-name="ro1">
          <table:table-cell office:value-type="string">
            <text:p>san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7:.M17])" office:value-type="float" office:value="8">
            <text:p>8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8:.M18])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42">
            <text:p>142</text:p>
          </table:table-cell>
          <table:table-cell table:style-name="ce10" table:formula="of:=14200/145" office:value-type="float" office:value="97.9310344827586">
            <text:p>97.93</text:p>
          </table:table-cell>
          <table:table-cell table:style-name="ce14" table:formula="of:=SUM([.B19:.M19])" office:value-type="float" office:value="145">
            <text:p>14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>
            <text:p>SIFT clusters</text:p>
          </table:table-cell>
          <table:table-cell table:style-name="ce4" office:value-type="float" office:value="100">
            <text:p>10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>
            <text:p>g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8" office:value-type="float" office:value="3.03030303030303">
            <text:p>3.03</text:p>
          </table:table-cell>
          <table:table-cell table:formula="of:=SUM([.B28:.M28])" office:value-type="float" office:value="66">
            <text:p>66</text:p>
          </table:table-cell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ce8" office:value-type="float" office:value="18">
            <text:p>18.00</text:p>
          </table:table-cell>
          <table:table-cell table:formula="of:=SUM([.B29:.M29])" office:value-type="float" office:value="100">
            <text:p>100</text:p>
          </table:table-cell>
        </table:table-row>
        <table:table-row table:style-name="ro1">
          <table:table-cell office:value-type="string">
            <text:p>mu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30:.M30])" office:value-type="float" office:value="8">
            <text:p>8</text:p>
          </table:table-cell>
        </table:table-row>
        <table:table-row table:style-name="ro1">
          <table:table-cell office:value-type="string">
            <text:p>roads</text:p>
          </table:table-cell>
          <table:table-cell table:number-columns-repeated="11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.00</text:p>
          </table:table-cell>
          <table:table-cell table:formula="of:=SUM([.B31:.M31])" office:value-type="float" office:value="40">
            <text:p>40</text:p>
          </table:table-cell>
        </table:table-row>
        <table:table-row table:style-name="ro1">
          <table:table-cell office:value-type="string">
            <text:p>snow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.55555555555556">
            <text:p>5.56</text:p>
          </table:table-cell>
          <table:table-cell table:formula="of:=SUM([.B32:.M32])"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water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8" office:value-type="float" office:value="6.55737704918033">
            <text:p>6.56</text:p>
          </table:table-cell>
          <table:table-cell table:formula="of:=SUM([.B33:.M33])" office:value-type="float" office:value="61">
            <text:p>61</text:p>
          </table:table-cell>
        </table:table-row>
        <table:table-row table:style-name="ro1">
          <table:table-cell office:value-type="string">
            <text:p>sky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.2564102564103">
            <text:p>10.26</text:p>
          </table:table-cell>
          <table:table-cell table:formula="of:=SUM([.B34:.M34])" office:value-type="float" office:value="39">
            <text:p>39</text:p>
          </table:table-cell>
        </table:table-row>
        <table:table-row table:style-name="ro1">
          <table:table-cell office:value-type="string">
            <text:p>leave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.00</text:p>
          </table:table-cell>
          <table:table-cell table:formula="of:=SUM([.B35:.M35])" office:value-type="float" office:value="22">
            <text:p>22</text:p>
          </table:table-cell>
        </table:table-row>
        <table:table-row table:style-name="ro1">
          <table:table-cell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36:.M36])" office:value-type="float" office:value="3">
            <text:p>3</text:p>
          </table:table-cell>
        </table:table-row>
        <table:table-row table:style-name="ro1">
          <table:table-cell office:value-type="string">
            <text:p>san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37:.M37])" office:value-type="float" office:value="8">
            <text:p>8</text:p>
          </table:table-cell>
        </table:table-row>
        <table:table-row table:style-name="ro1">
          <table:table-cell office:value-type="string">
            <text:p>other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38:.M38])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44">
            <text:p>144</text:p>
          </table:table-cell>
          <table:table-cell table:style-name="ce10" office:value-type="float" office:value="99.3103448275862">
            <text:p>99.31</text:p>
          </table:table-cell>
          <table:table-cell table:style-name="ce14" table:formula="of:=SUM([.B39:.M39])" office:value-type="float" office:value="145">
            <text:p>145</text:p>
          </table:table-cell>
        </table:table-row>
      </table:table>
      <table:table table:name="Color + SIFT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1"/>
        <table:table-column table:style-name="co14" table:default-cell-style-name="ce9"/>
        <table:table-column table:style-name="co15" table:default-cell-style-name="ce13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color bin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SIFT clusters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office:value-type="float" office:value="9.09090909090909">
            <text:p>9.09</text:p>
          </table:table-cell>
          <table:table-cell table:formula="of:=SUM([.B9:.M9])"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ce8" office:value-type="float" office:value="42">
            <text:p>42.00</text:p>
          </table:table-cell>
          <table:table-cell table:formula="of:=SUM([.B10:.M10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u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1:.M1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">
            <text:p>5.00</text:p>
          </table:table-cell>
          <table:table-cell table:formula="of:=SUM([.B12:.M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now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.55555555555556">
            <text:p>5.56</text:p>
          </table:table-cell>
          <table:table-cell table:formula="of:=SUM([.B13:.M13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ater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8">
            <text:p>48</text:p>
          </table:table-cell>
          <table:table-cell table:style-name="ce8" office:value-type="float" office:value="18.0327868852459">
            <text:p>18.03</text:p>
          </table:table-cell>
          <table:table-cell table:formula="of:=SUM([.B14:.M14])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ky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.6410256410256">
            <text:p>25.64</text:p>
          </table:table-cell>
          <table:table-cell table:formula="of:=SUM([.B15:.M15])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aves</text:p>
          </table:table-cell>
          <table:table-cell table:number-columns-repeated="11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.00</text:p>
          </table:table-cell>
          <table:table-cell table:formula="of:=SUM([.B16:.M16])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17:.M17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8:.M18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ther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table:formula="of:=SUM([.B19:.M1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44">
            <text:p>144</text:p>
          </table:table-cell>
          <table:table-cell table:style-name="ce10" office:value-type="float" office:value="99.3103448275862">
            <text:p>99.31</text:p>
          </table:table-cell>
          <table:table-cell table:style-name="ce14" table:formula="of:=SUM([.B20:.M20])"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color bin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SIFT clusters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32">
            <text:p>32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table:style-name="ce4" office:value-type="float" office:value="0.25">
            <text:p>0.2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ce8" office:value-type="float" office:value="21.2121212121212">
            <text:p>21.21</text:p>
          </table:table-cell>
          <table:table-cell table:formula="of:=SUM([.B30:.M30])"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ce8" office:value-type="float" office:value="43">
            <text:p>43.00</text:p>
          </table:table-cell>
          <table:table-cell table:formula="of:=SUM([.B31:.M31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f:=SUM([.B32:.M32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.5">
            <text:p>7.50</text:p>
          </table:table-cell>
          <table:table-cell table:formula="of:=SUM([.B33:.M3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table:formula="of:=SUM([.B34:.M34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8" office:value-type="float" office:value="19.672131147541">
            <text:p>19.67</text:p>
          </table:table-cell>
          <table:table-cell table:formula="of:=SUM([.B35:.M35])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6.1538461538462">
            <text:p>46.15</text:p>
          </table:table-cell>
          <table:table-cell table:formula="of:=SUM([.B36:.M36])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.00</text:p>
          </table:table-cell>
          <table:table-cell table:formula="of:=SUM([.B37:.M37])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38:.M38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39:.M3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40:.M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10" office:value-type="float" office:value="93.7931034482759">
            <text:p>93.79</text:p>
          </table:table-cell>
          <table:table-cell table:style-name="ce14" table:formula="of:=SUM([.B41:.M41])"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color bin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SIFT clusters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64">
            <text:p>64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table:style-name="ce4" office:value-type="float" office:value="0.125">
            <text:p>0.12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8" office:value-type="float" office:value="25.7575757575758">
            <text:p>25.76</text:p>
          </table:table-cell>
          <table:table-cell table:formula="of:=SUM([.B51:.M51])"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8" office:value-type="float" office:value="40">
            <text:p>40.00</text:p>
          </table:table-cell>
          <table:table-cell table:formula="of:=SUM([.B52:.M5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f:=SUM([.B53:.M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.00</text:p>
          </table:table-cell>
          <table:table-cell table:formula="of:=SUM([.B54:.M54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.00</text:p>
          </table:table-cell>
          <table:table-cell table:formula="of:=SUM([.B55:.M55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ce8" office:value-type="float" office:value="21.3114754098361">
            <text:p>21.31</text:p>
          </table:table-cell>
          <table:table-cell table:formula="of:=SUM([.B56:.M56])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8.7179487179487">
            <text:p>48.72</text:p>
          </table:table-cell>
          <table:table-cell table:formula="of:=SUM([.B57:.M57])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table:formula="of:=SUM([.B58:.M58])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59:.M5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60:.M6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61:.M6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36">
            <text:p>136</text:p>
          </table:table-cell>
          <table:table-cell table:style-name="ce10" office:value-type="float" office:value="93.7931034482759">
            <text:p>93.79</text:p>
          </table:table-cell>
          <table:table-cell table:style-name="ce14" table:formula="of:=SUM([.B62:.M62])"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color bin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SIFT clusters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128">
            <text:p>128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table:style-name="ce4" table:formula="of:=1/16" office:value-type="float" office:value="0.0625">
            <text:p>0.062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Sample Siz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rass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8" office:value-type="float" office:value="28.7878787878788">
            <text:p>28.79</text:p>
          </table:table-cell>
          <table:table-cell table:formula="of:=SUM([.B72:.M72])" office:value-type="float" office:value="66">
            <text:p>6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67">
            <text:p>67</text:p>
          </table:table-cell>
          <table:table-cell table:style-name="ce8" office:value-type="float" office:value="33">
            <text:p>33.00</text:p>
          </table:table-cell>
          <table:table-cell table:formula="of:=SUM([.B73:.M73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f:=SUM([.B74:.M7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.00</text:p>
          </table:table-cell>
          <table:table-cell table:formula="of:=SUM([.B75:.M7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.00</text:p>
          </table:table-cell>
          <table:table-cell table:formula="of:=SUM([.B76:.M76]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8" office:value-type="float" office:value="18.0327868852459">
            <text:p>18.03</text:p>
          </table:table-cell>
          <table:table-cell table:formula="of:=SUM([.B77:.M77])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.1538461538462">
            <text:p>46.15</text:p>
          </table:table-cell>
          <table:table-cell table:formula="of:=SUM([.B78:.M78])" office:value-type="float" office:value="39">
            <text:p>3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table:formula="of:=SUM([.B79:.M79])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80:.M8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81:.M8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82:.M82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35">
            <text:p>135</text:p>
          </table:table-cell>
          <table:table-cell table:style-name="ce10" office:value-type="float" office:value="93.1034482758621">
            <text:p>93.10</text:p>
          </table:table-cell>
          <table:table-cell table:style-name="ce14" table:formula="of:=SUM([.B83:.M83])"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color bins</text:p>
          </table:table-cell>
          <table:table-cell office:value-type="float" office:value="16">
            <text:p>16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ridUnit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SIFT clusters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128">
            <text:p>128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table:style-name="ce4" table:formula="of:=1/8" office:value-type="float" office:value="0.125">
            <text:p>0.12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office:value-type="string">
            <text:p>train/test ratio</text:p>
          </table:table-cell>
          <table:table-cell office:value-type="float" office:value="0.7">
            <text:p>0.7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>
            <text:p>grass</text:p>
          </table:table-cell>
          <table:table-cell table:style-name="ce3" office:value-type="string">
            <text:p>buildings</text:p>
          </table:table-cell>
          <table:table-cell table:style-name="ce5" office:value-type="string">
            <text:p>mud</text:p>
          </table:table-cell>
          <table:table-cell table:style-name="ce5" office:value-type="string">
            <text:p>roads</text:p>
          </table:table-cell>
          <table:table-cell table:style-name="ce5" office:value-type="string">
            <text:p>snow</text:p>
          </table:table-cell>
          <table:table-cell table:style-name="ce3" office:value-type="string">
            <text:p>water</text:p>
          </table:table-cell>
          <table:table-cell table:style-name="ce5" office:value-type="string">
            <text:p>sky</text:p>
          </table:table-cell>
          <table:table-cell table:style-name="ce5" office:value-type="string">
            <text:p>leaves</text:p>
          </table:table-cell>
          <table:table-cell table:style-name="ce5" office:value-type="string">
            <text:p>bark</text:p>
          </table:table-cell>
          <table:table-cell table:style-name="ce5" office:value-type="string">
            <text:p>sand</text:p>
          </table:table-cell>
          <table:table-cell table:style-name="ce5" office:value-type="string">
            <text:p>other</text:p>
          </table:table-cell>
          <table:table-cell table:style-name="ce3" office:value-type="string">
            <text:p>bird</text:p>
          </table:table-cell>
          <table:table-cell table:style-name="ce7" office:value-type="string">
            <text:p>accuracy</text:p>
          </table:table-cell>
          <table:table-cell table:style-name="ce12" office:value-type="string">
            <text:p>Testing Sample Size</text:p>
          </table:table-cell>
          <table:table-cell table:style-name="ce17" office:value-type="string">
            <text:p>Training Sample Size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5"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6" office:value-type="float" office:value="39">
            <text:p>39</text:p>
          </table:table-cell>
          <table:table-cell table:style-name="ce8" office:value-type="float" office:value="31.8181818181818">
            <text:p>31.82</text:p>
          </table:table-cell>
          <table:table-cell table:formula="of:=SUM([.B93:.M93])" office:value-type="float" office:value="66">
            <text:p>66</text:p>
          </table:table-cell>
          <table:table-cell table:style-name="ce18" table:formula="of:=ROUND([.O93]/0.3)" office:value-type="float" office:value="220">
            <text:p>220</text:p>
          </table:table-cell>
          <table:table-cell table:style-name="ce20" office:value-type="string">
            <text:p>grass</text:p>
          </table:table-cell>
        </table:table-row>
        <table:table-row table:style-name="ro1">
          <table:table-cell table:style-name="ce1" office:value-type="string">
            <text:p>buildings</text:p>
          </table:table-cell>
          <table:table-cell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6" office:value-type="float" office:value="58">
            <text:p>58</text:p>
          </table:table-cell>
          <table:table-cell table:style-name="ce8" office:value-type="float" office:value="42">
            <text:p>42.00</text:p>
          </table:table-cell>
          <table:table-cell table:formula="of:=SUM([.B94:.M94])" office:value-type="float" office:value="100">
            <text:p>100</text:p>
          </table:table-cell>
          <table:table-cell table:style-name="ce18" table:formula="of:=ROUND([.O94]/0.3)" office:value-type="float" office:value="333">
            <text:p>333</text:p>
          </table:table-cell>
          <table:table-cell table:style-name="ce21" office:value-type="string">
            <text:p>buildings</text:p>
          </table:table-cell>
        </table:table-row>
        <table:table-row table:style-name="ro1">
          <table:table-cell table:style-name="ce2" office:value-type="string">
            <text:p>mu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table:formula="of:=SUM([.B95:.M95])" office:value-type="float" office:value="8">
            <text:p>8</text:p>
          </table:table-cell>
          <table:table-cell table:style-name="ce18" table:formula="of:=ROUND([.O95]/0.3)" office:value-type="float" office:value="27">
            <text:p>27</text:p>
          </table:table-cell>
          <table:table-cell table:style-name="ce22" office:value-type="string">
            <text:p>mud</text:p>
          </table:table-cell>
        </table:table-row>
        <table:table-row table:style-name="ro1">
          <table:table-cell table:style-name="ce2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ce16" office:value-type="float" office:value="32">
            <text:p>32</text:p>
          </table:table-cell>
          <table:table-cell office:value-type="float" office:value="5">
            <text:p>5.00</text:p>
          </table:table-cell>
          <table:table-cell table:formula="of:=SUM([.B96:.M96])" office:value-type="float" office:value="40">
            <text:p>40</text:p>
          </table:table-cell>
          <table:table-cell table:style-name="ce18" table:formula="of:=ROUND([.O96]/0.3)" office:value-type="float" office:value="133">
            <text:p>133</text:p>
          </table:table-cell>
          <table:table-cell table:style-name="ce22" office:value-type="string">
            <text:p>roads</text:p>
          </table:table-cell>
        </table:table-row>
        <table:table-row table:style-name="ro1">
          <table:table-cell table:style-name="ce2" office:value-type="string">
            <text:p>snow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.00</text:p>
          </table:table-cell>
          <table:table-cell table:formula="of:=SUM([.B97:.M97])" office:value-type="float" office:value="18">
            <text:p>18</text:p>
          </table:table-cell>
          <table:table-cell table:style-name="ce18" table:formula="of:=ROUND([.O97]/0.3)" office:value-type="float" office:value="60">
            <text:p>60</text:p>
          </table:table-cell>
          <table:table-cell table:style-name="ce22" office:value-type="string">
            <text:p>snow</text:p>
          </table:table-cell>
        </table:table-row>
        <table:table-row table:style-name="ro1">
          <table:table-cell table:style-name="ce1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5"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6" office:value-type="float" office:value="36">
            <text:p>36</text:p>
          </table:table-cell>
          <table:table-cell table:style-name="ce8" office:value-type="float" office:value="19.672131147541">
            <text:p>19.67</text:p>
          </table:table-cell>
          <table:table-cell table:formula="of:=SUM([.B98:.M98])" office:value-type="float" office:value="61">
            <text:p>61</text:p>
          </table:table-cell>
          <table:table-cell table:style-name="ce18" table:formula="of:=ROUND([.O98]/0.3)" office:value-type="float" office:value="203">
            <text:p>203</text:p>
          </table:table-cell>
          <table:table-cell table:style-name="ce21" office:value-type="string">
            <text:p>water</text:p>
          </table:table-cell>
        </table:table-row>
        <table:table-row table:style-name="ro1">
          <table:table-cell table:style-name="ce2"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20">
            <text:p>20</text:p>
          </table:table-cell>
          <table:table-cell table:style-name="ce8" office:value-type="float" office:value="43.5897435897436">
            <text:p>43.59</text:p>
          </table:table-cell>
          <table:table-cell table:formula="of:=SUM([.B99:.M99])" office:value-type="float" office:value="39">
            <text:p>39</text:p>
          </table:table-cell>
          <table:table-cell table:style-name="ce18" table:formula="of:=ROUND([.O99]/0.3)" office:value-type="float" office:value="130">
            <text:p>130</text:p>
          </table:table-cell>
          <table:table-cell table:style-name="ce22" office:value-type="string">
            <text:p>sky</text:p>
          </table:table-cell>
        </table:table-row>
        <table:table-row table:style-name="ro1">
          <table:table-cell table:style-name="ce2" office:value-type="string">
            <text:p>leav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.00</text:p>
          </table:table-cell>
          <table:table-cell table:formula="of:=SUM([.B100:.M100])" office:value-type="float" office:value="22">
            <text:p>22</text:p>
          </table:table-cell>
          <table:table-cell table:style-name="ce18" table:formula="of:=ROUND([.O100]/0.3)" office:value-type="float" office:value="73">
            <text:p>73</text:p>
          </table:table-cell>
          <table:table-cell table:style-name="ce22" office:value-type="string">
            <text:p>leaves</text:p>
          </table:table-cell>
        </table:table-row>
        <table:table-row table:style-name="ro1">
          <table:table-cell table:style-name="ce2" office:value-type="string">
            <text:p>bark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table:formula="of:=SUM([.B101:.M101])" office:value-type="float" office:value="3">
            <text:p>3</text:p>
          </table:table-cell>
          <table:table-cell table:style-name="ce18" table:formula="of:=ROUND([.O101]/0.3)" office:value-type="float" office:value="10">
            <text:p>10</text:p>
          </table:table-cell>
          <table:table-cell table:style-name="ce22" office:value-type="string">
            <text:p>bark</text:p>
          </table:table-cell>
        </table:table-row>
        <table:table-row table:style-name="ro1">
          <table:table-cell table:style-name="ce2" office:value-type="string">
            <text:p>sa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table:formula="of:=SUM([.B102:.M102])" office:value-type="float" office:value="8">
            <text:p>8</text:p>
          </table:table-cell>
          <table:table-cell table:style-name="ce18" table:formula="of:=ROUND([.O102]/0.3)" office:value-type="float" office:value="27">
            <text:p>27</text:p>
          </table:table-cell>
          <table:table-cell table:style-name="ce22" office:value-type="string">
            <text:p>sand</text:p>
          </table:table-cell>
        </table:table-row>
        <table:table-row table:style-name="ro1">
          <table:table-cell table:style-name="ce2" office:value-type="string">
            <text:p>ot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table:formula="of:=SUM([.B103:.M103])" office:value-type="float" office:value="8">
            <text:p>8</text:p>
          </table:table-cell>
          <table:table-cell table:style-name="ce18" table:formula="of:=ROUND([.O103]/0.3)" office:value-type="float" office:value="27">
            <text:p>27</text:p>
          </table:table-cell>
          <table:table-cell table:style-name="ce22" office:value-type="string">
            <text:p>other</text:p>
          </table:table-cell>
        </table:table-row>
        <table:table-row table:style-name="ro1">
          <table:table-cell table:style-name="ce1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5" office:value-type="float" office:value="135">
            <text:p>135</text:p>
          </table:table-cell>
          <table:table-cell table:style-name="ce10" office:value-type="float" office:value="93.1034482758621">
            <text:p>93.10</text:p>
          </table:table-cell>
          <table:table-cell table:style-name="ce14" table:formula="of:=SUM([.B104:.M104])" office:value-type="float" office:value="145">
            <text:p>145</text:p>
          </table:table-cell>
          <table:table-cell table:style-name="ce19" table:formula="of:=ROUND([.O104]/0.3)" office:value-type="float" office:value="483">
            <text:p>483</text:p>
          </table:table-cell>
          <table:table-cell table:style-name="ce23" office:value-type="string">
            <text:p>bird</text:p>
          </table:table-cell>
        </table:table-row>
      </table:table>
      <table:table table:name="SQL Results" table:style-name="ta1" table:print="false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Stony Broo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merican Robin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Gray Catbird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Yellow Warbler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Blue Jay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Red-bellied Woodpecker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Northern Cardinal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ufted Titmous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anada Goo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American Crow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mon Grackl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ed-winged Blackbird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Black-capped Chickade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White-throated Sparrow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Baltimore Oriol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merican Redstart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Herring Gull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wny Woodpecker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American Goldfinch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mon Yellowthroat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ong Sparrow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lue-winged Warbler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Double-crested Cormorant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allard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arolina Wren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House Wre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ood Thrush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Hairy Woodpecker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potted Sandpiper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emipalmated Sandpiper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Tree Swallow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ed-eyed Vire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ourning Dov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eat Crested Flycatcher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White-rumped Sandpiper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rown-headed Cowbird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Bran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Northern Flick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uropean Starling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ndigo Bunting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east Sandpip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-breasted Nuthatch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ish Crow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ed-tailed Hawk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carlet Tanage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Ovenbird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House Sparrow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arbling Vire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ouse Finch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ing-billed Gul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orthern Mockingbird</text:p>
          </table:table-cell>
          <table:table-cell office:value-type="float" office:value="6">
            <text:p>6</text:p>
          </table:table-cell>
        </table:table-row>
      </table:table>
      <table:table table:name="Fewer Classes" table:style-name="ta1" table:print="false">
        <table:table-column table:style-name="co1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4" table:default-cell-style-name="ce6"/>
        <table:table-column table:style-name="co20" table:default-cell-style-name="ce46"/>
        <table:table-column table:style-name="co21" table:default-cell-style-name="ce49"/>
        <table:table-column table:style-name="co22" table:default-cell-style-name="ce49"/>
        <table:table-column table:style-name="co2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9" office:value-type="float" office:value="1">
            <text:p>1</text:p>
          </table:table-cell>
          <table:table-cell table:number-columns-repeated="7"/>
          <table:table-cell table:style-name="ce41" office:value-type="string">
            <text:p>grass</text:p>
          </table:table-cell>
          <table:table-cell table:style-name="ce41" office:value-type="string">
            <text:p>buildings</text:p>
          </table:table-cell>
          <table:table-cell table:style-name="ce41" office:value-type="string">
            <text:p>roads</text:p>
          </table:table-cell>
          <table:table-cell table:style-name="ce41" office:value-type="string">
            <text:p>snow</text:p>
          </table:table-cell>
          <table:table-cell table:style-name="ce41" office:value-type="string">
            <text:p>water</text:p>
          </table:table-cell>
          <table:table-cell table:style-name="ce41" office:value-type="string">
            <text:p>sky</text:p>
          </table:table-cell>
          <table:table-cell table:style-name="ce41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lor bins</text:p>
          </table:table-cell>
          <table:table-cell table:style-name="ce1" office:value-type="float" office:value="16">
            <text:p>16</text:p>
          </table:table-cell>
          <table:table-cell/>
          <table:table-cell office:value-type="string">
            <text:p>Threshold for region size</text:p>
          </table:table-cell>
          <table:table-cell table:formula="of:=[.C5]*[.C5]/2" office:value-type="float" office:value="1250">
            <text:p>1250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5">
            <text:p>5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22">
            <text:p>22</text:p>
          </table:table-cell>
          <table:table-cell office:value-type="float" office:value="65.4761904761905">
            <text:p>65.48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3]*3" office:value-type="float" office:value="48">
            <text:p>48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5">
            <text:p>5</text:p>
          </table:table-cell>
          <table:table-cell table:style-name="ce42" office:value-type="float" office:value="37">
            <text:p>37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31">
            <text:p>31</text:p>
          </table:table-cell>
          <table:table-cell office:value-type="float" office:value="50">
            <text:p>50.00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4]" office:value-type="float" office:value="80">
            <text:p>80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42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22">
            <text:p>22</text:p>
          </table:table-cell>
          <table:table-cell office:value-type="float" office:value="21.7391304347826">
            <text:p>21.74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4]+[.F5]" office:value-type="float" office:value="128">
            <text:p>128</text:p>
          </table:table-cell>
          <table:table-cell/>
          <table:table-cell table:style-name="ce40" office:value-type="string">
            <text:p>snow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11">
            <text:p>11</text:p>
          </table:table-cell>
          <table:table-cell office:value-type="float" office:value="5.26315789473684">
            <text:p>5.26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21">
            <text:p>21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32">
            <text:p>32</text:p>
          </table:table-cell>
          <table:table-cell office:value-type="float" office:value="30.4347826086957">
            <text:p>30.43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ain/test ratio</text:p>
          </table:table-cell>
          <table:table-cell table:style-name="ce1" office:value-type="float" office:value="0.5">
            <text:p>0.5</text:p>
          </table:table-cell>
          <table:table-cell table:number-columns-repeated="4"/>
          <table:table-cell table:style-name="ce40" office:value-type="string">
            <text:p>sky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42" office:value-type="float" office:value="23">
            <text:p>23</text:p>
          </table:table-cell>
          <table:table-cell table:style-name="ce43" office:value-type="float" office:value="20">
            <text:p>20</text:p>
          </table:table-cell>
          <table:table-cell office:value-type="float" office:value="43.3962264150943">
            <text:p>43.4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70">
            <text:p>70</text:p>
          </table:table-cell>
          <table:table-cell office:value-type="float" office:value="83.3333333333333">
            <text:p>83.33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 table:style-name="ce29" office:value-type="float" office:value="2">
            <text:p>2</text:p>
          </table:table-cell>
          <table:table-cell table:number-columns-repeated="7"/>
          <table:table-cell table:style-name="ce37" table:number-columns-repeated="7"/>
          <table:table-cell table:number-columns-repeated="1009"/>
        </table:table-row>
        <table:table-row table:style-name="ro1">
          <table:table-cell/>
          <table:table-cell office:value-type="string">
            <text:p>color bins</text:p>
          </table:table-cell>
          <table:table-cell table:style-name="ce1" office:value-type="float" office:value="16">
            <text:p>16</text:p>
          </table:table-cell>
          <table:table-cell/>
          <table:table-cell office:value-type="string">
            <text:p>Threshold for region size</text:p>
          </table:table-cell>
          <table:table-cell table:formula="of:=[.C13]*[.C13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11]*3" office:value-type="float" office:value="48">
            <text:p>48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3">
            <text:p>13</text:p>
          </table:table-cell>
          <table:table-cell office:value-type="float" office:value="62.7450980392157">
            <text:p>62.75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12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office:value-type="float" office:value="0">
            <text:p>0</text:p>
          </table:table-cell>
          <table:table-cell table:style-name="ce42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3" office:value-type="float" office:value="16">
            <text:p>16</text:p>
          </table:table-cell>
          <table:table-cell office:value-type="float" office:value="57.7777777777778">
            <text:p>57.78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149">
            <text:p>1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2]+[.F13]" office:value-type="float" office:value="128">
            <text:p>128</text:p>
          </table:table-cell>
          <table:table-cell/>
          <table:table-cell table:style-name="ce40" office:value-type="string">
            <text:p>road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3">
            <text:p>13</text:p>
          </table:table-cell>
          <table:table-cell office:value-type="float" office:value="32.1428571428571">
            <text:p>32.14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office:value-type="float" office:value="8.33333333333333">
            <text:p>8.3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rain/test ratio</text:p>
          </table:table-cell>
          <table:table-cell table:style-name="ce1" office:value-type="float" office:value="0.7">
            <text:p>0.7</text:p>
          </table:table-cell>
          <table:table-cell table:number-columns-repeated="4"/>
          <table:table-cell table:style-name="ce40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43" office:value-type="float" office:value="15">
            <text:p>15</text:p>
          </table:table-cell>
          <table:table-cell office:value-type="float" office:value="54.7619047619048">
            <text:p>54.76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table:style-name="ce43" office:value-type="float" office:value="13">
            <text:p>13</text:p>
          </table:table-cell>
          <table:table-cell office:value-type="float" office:value="46.875">
            <text:p>46.88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45">
            <text:p>45</text:p>
          </table:table-cell>
          <table:table-cell office:value-type="float" office:value="88.2352941176471">
            <text:p>88.24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table:number-columns-repeated="1005"/>
        </table:table-row>
        <table:table-row table:style-name="ro1">
          <table:table-cell table:style-name="ce30" office:value-type="float" office:value="3">
            <text:p>3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office:value-type="string">
            <text:p>Threshold for region size</text:p>
          </table:table-cell>
          <table:table-cell table:formula="of:=[.C22]*[.C22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20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7">
            <text:p>17</text:p>
          </table:table-cell>
          <table:table-cell office:value-type="float" office:value="54.9019607843137">
            <text:p>54.90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21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office:value-type="float" office:value="0">
            <text:p>0</text:p>
          </table:table-cell>
          <table:table-cell table:style-name="ce4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3" office:value-type="float" office:value="21">
            <text:p>21</text:p>
          </table:table-cell>
          <table:table-cell office:value-type="float" office:value="46.6666666666667">
            <text:p>46.67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149">
            <text:p>1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1]+[.F22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3" office:value-type="float" office:value="9">
            <text:p>9</text:p>
          </table:table-cell>
          <table:table-cell office:value-type="float" office:value="21.4285714285714">
            <text:p>21.43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office:value-type="float" office:value="8.33333333333333">
            <text:p>8.3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1" office:value-type="float" office:value="0.7">
            <text:p>0.7</text:p>
          </table:table-cell>
          <table:table-cell table:number-columns-repeated="4"/>
          <table:table-cell table:style-name="ce40" office:value-type="string">
            <text:p>wat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43" office:value-type="float" office:value="9">
            <text:p>9</text:p>
          </table:table-cell>
          <table:table-cell office:value-type="float" office:value="61.9047619047619">
            <text:p>61.90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2" office:value-type="float" office:value="16">
            <text:p>16</text:p>
          </table:table-cell>
          <table:table-cell table:style-name="ce43" office:value-type="float" office:value="9">
            <text:p>9</text:p>
          </table:table-cell>
          <table:table-cell office:value-type="float" office:value="50">
            <text:p>50.00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2" office:value-type="float" office:value="29">
            <text:p>29</text:p>
          </table:table-cell>
          <table:table-cell office:value-type="float" office:value="56.8627450980392">
            <text:p>56.86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table:number-columns-repeated="1005"/>
        </table:table-row>
        <table:table-row table:style-name="ro1">
          <table:table-cell table:style-name="ce29" office:value-type="float" office:value="4">
            <text:p>4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office:value-type="string">
            <text:p>Threshold for region size</text:p>
          </table:table-cell>
          <table:table-cell table:formula="of:=[.C31]*[.C31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100">
            <text:p>100</text:p>
          </table:table-cell>
          <table:table-cell/>
          <table:table-cell office:value-type="string">
            <text:p>Color Histogram Dimensions</text:p>
          </table:table-cell>
          <table:table-cell table:formula="of:=[.C29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3" office:value-type="float" office:value="27">
            <text:p>27</text:p>
          </table:table-cell>
          <table:table-cell office:value-type="float" office:value="57.1428571428571">
            <text:p>57.1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30]" office:value-type="float" office:value="100">
            <text:p>100</text:p>
          </table:table-cell>
          <table:table-cell/>
          <table:table-cell table:style-name="ce40" office:value-type="string">
            <text:p>buildings</text:p>
          </table:table-cell>
          <table:table-cell office:value-type="float" office:value="14">
            <text:p>14</text:p>
          </table:table-cell>
          <table:table-cell table:style-name="ce42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3" office:value-type="float" office:value="28">
            <text:p>28</text:p>
          </table:table-cell>
          <table:table-cell office:value-type="float" office:value="39.1891891891892">
            <text:p>39.19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30]+[.F31]" office:value-type="float" office:value="196">
            <text:p>196</text:p>
          </table:table-cell>
          <table:table-cell/>
          <table:table-cell table:style-name="ce40" office:value-type="string">
            <text:p>roads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4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21">
            <text:p>21</text:p>
          </table:table-cell>
          <table:table-cell office:value-type="float" office:value="28.2608695652174">
            <text:p>28.2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office:value-type="float" office:value="5.26315789473684">
            <text:p>5.26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train/test ratio</text:p>
          </table:table-cell>
          <table:table-cell table:style-name="ce1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43" office:value-type="float" office:value="29">
            <text:p>29</text:p>
          </table:table-cell>
          <table:table-cell office:value-type="float" office:value="11.5942028985507">
            <text:p>11.5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6">
            <text:p>16</text:p>
          </table:table-cell>
          <table:table-cell office:value-type="float" office:value="56.6037735849057">
            <text:p>56.6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62">
            <text:p>62</text:p>
          </table:table-cell>
          <table:table-cell office:value-type="float" office:value="73.8095238095238">
            <text:p>73.81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 table:style-name="ce29" office:value-type="float" office:value="5">
            <text:p>5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4" office:value-type="string">
            <text:p>Threshold for region size</text:p>
          </table:table-cell>
          <table:table-cell table:formula="of:=[.C40]*[.C40]/2" office:value-type="float" office:value="1800">
            <text:p>18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38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6">
            <text:p>5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office:value-type="float" office:value="78.8732394366197">
            <text:p>78.87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142">
            <text:p>142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60">
            <text:p>60</text:p>
          </table:table-cell>
          <table:table-cell/>
          <table:table-cell office:value-type="string">
            <text:p>SIFT Histogram Dimensions</text:p>
          </table:table-cell>
          <table:table-cell table:formula="of:=[.C39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26">
            <text:p>26</text:p>
          </table:table-cell>
          <table:table-cell table:style-name="ce4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office:value-type="float" office:value="49.1228070175439">
            <text:p>49.12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39]+[.F40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22">
            <text:p>22</text:p>
          </table:table-cell>
          <table:table-cell office:value-type="float" office:value="9">
            <text:p>9</text:p>
          </table:table-cell>
          <table:table-cell table:style-name="ce4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19.5121951219512">
            <text:p>19.5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float" office:value="13.3333333333333">
            <text:p>13.33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1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2" office:value-type="float" office:value="26">
            <text:p>26</text:p>
          </table:table-cell>
          <table:table-cell table:style-name="ce37" office:value-type="float" office:value="2">
            <text:p>2</text:p>
          </table:table-cell>
          <table:table-cell office:value-type="float" office:value="54.1666666666667">
            <text:p>54.17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42" office:value-type="float" office:value="18">
            <text:p>18</text:p>
          </table:table-cell>
          <table:table-cell office:value-type="float" office:value="34.6153846153846">
            <text:p>34.6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table:number-columns-repeated="1005"/>
        </table:table-row>
        <table:table-row table:style-name="ro1">
          <table:table-cell table:style-name="ce29" office:value-type="float" office:value="6">
            <text:p>6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38" office:value-type="float" office:value="32">
            <text:p>32</text:p>
          </table:table-cell>
          <table:table-cell/>
          <table:table-cell table:style-name="ce4" office:value-type="string">
            <text:p>Threshold for region size</text:p>
          </table:table-cell>
          <table:table-cell table:formula="of:=[.C49]*[.C49]/2" office:value-type="float" office:value="800">
            <text:p>8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38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47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38">
            <text:p>38</text:p>
          </table:table-cell>
          <table:table-cell office:value-type="float" office:value="42.3913043478261">
            <text:p>42.39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48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office:value-type="float" office:value="3">
            <text:p>3</text:p>
          </table:table-cell>
          <table:table-cell table:style-name="ce42"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style-name="ce43" office:value-type="float" office:value="58">
            <text:p>58</text:p>
          </table:table-cell>
          <table:table-cell office:value-type="float" office:value="40.1960784313726">
            <text:p>40.2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48]+[.F49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office:value-type="float" office:value="1">
            <text:p>1</text:p>
          </table:table-cell>
          <table:table-cell table:style-name="ce43" office:value-type="float" office:value="12">
            <text:p>12</text:p>
          </table:table-cell>
          <table:table-cell table:style-name="ce4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30">
            <text:p>30</text:p>
          </table:table-cell>
          <table:table-cell office:value-type="float" office:value="20">
            <text:p>20.00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13">
            <text:p>13</text:p>
          </table:table-cell>
          <table:table-cell office:value-type="float" office:value="0">
            <text:p>0.0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office:value-type="float" office:value="12">
            <text:p>12</text:p>
          </table:table-cell>
          <table:table-cell table:style-name="ce43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49">
            <text:p>49</text:p>
          </table:table-cell>
          <table:table-cell office:value-type="float" office:value="2.4390243902439">
            <text:p>2.4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office:value-type="float" office:value="2">
            <text:p>2</text:p>
          </table:table-cell>
          <table:table-cell table:style-name="ce4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2" office:value-type="float" office:value="24">
            <text:p>24</text:p>
          </table:table-cell>
          <table:table-cell table:style-name="ce43" office:value-type="float" office:value="24">
            <text:p>24</text:p>
          </table:table-cell>
          <table:table-cell office:value-type="float" office:value="43.6363636363636">
            <text:p>43.64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office:value-type="float" office:value="2">
            <text:p>2</text:p>
          </table:table-cell>
          <table:table-cell table:style-name="ce43"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2" office:value-type="float" office:value="117">
            <text:p>117</text:p>
          </table:table-cell>
          <table:table-cell office:value-type="float" office:value="84.1726618705036">
            <text:p>84.17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278">
            <text:p>278</text:p>
          </table:table-cell>
          <table:table-cell table:number-columns-repeated="1005"/>
        </table:table-row>
        <table:table-row table:style-name="ro1">
          <table:table-cell table:style-name="ce29" office:value-type="float" office:value="7">
            <text:p>7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38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58]*[.C58]/2" office:value-type="float" office:value="800">
            <text:p>8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38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56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9">
            <text:p>59</text:p>
          </table:table-cell>
          <table:table-cell table:style-name="ce43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6"/>
          <table:table-cell office:value-type="float" office:value="64.1304347826087">
            <text:p>64.1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57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20">
            <text:p>20</text:p>
          </table:table-cell>
          <table:table-cell table:style-name="ce42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/>
          <table:table-cell office:value-type="float" office:value="73.5294117647059">
            <text:p>73.5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57]+[.F58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30">
            <text:p>30</text:p>
          </table:table-cell>
          <table:table-cell table:style-name="ce4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/>
          <table:table-cell office:value-type="float" office:value="25.4545454545455">
            <text:p>25.4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/>
          <table:table-cell office:value-type="float" office:value="0">
            <text:p>0.0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32">
            <text:p>32</text:p>
          </table:table-cell>
          <table:table-cell office:value-type="float" office:value="5">
            <text:p>5</text:p>
          </table:table-cell>
          <table:table-cell table:style-name="ce6"/>
          <table:table-cell office:value-type="float" office:value="39.0243902439024">
            <text:p>39.0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2" office:value-type="float" office:value="27">
            <text:p>27</text:p>
          </table:table-cell>
          <table:table-cell table:style-name="ce6"/>
          <table:table-cell office:value-type="float" office:value="49.0909090909091">
            <text:p>49.09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/>
          <table:table-cell table:style-name="ce43" table:number-columns-repeated="2"/>
          <table:table-cell table:number-columns-repeated="3"/>
          <table:table-cell table:style-name="ce42"/>
          <table:table-cell table:style-name="ce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1"/>
          <table:table-cell table:style-name="ce31" office:value-type="string">
            <text:p>Overlapping SIFT GRID</text:p>
          </table:table-cell>
          <table:table-cell table:style-name="ce31" table:number-columns-repeated="13"/>
          <table:table-cell table:style-name="ce45"/>
          <table:table-cell table:style-name="ce48"/>
          <table:table-cell table:style-name="ce51" table:number-columns-repeated="2"/>
          <table:table-cell table:style-name="ce31" table:number-columns-repeated="1005"/>
        </table:table-row>
        <table:table-row table:style-name="ro1">
          <table:table-cell table:style-name="ce29" office:value-type="float" office:value="8">
            <text:p>8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38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69]*[.C69]/2" office:value-type="float" office:value="800">
            <text:p>8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38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67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7">
            <text:p>47</text:p>
          </table:table-cell>
          <table:table-cell table:style-name="ce43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51.0869565217391">
            <text:p>51.09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68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81.3725490196079">
            <text:p>81.37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68]+[.F69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2">
            <text:p>2</text:p>
          </table:table-cell>
          <table:table-cell table:style-name="ce43" office:value-type="float" office:value="33">
            <text:p>33</text:p>
          </table:table-cell>
          <table:table-cell table:style-name="ce4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5.4545454545455">
            <text:p>25.4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9">
            <text:p>9</text:p>
          </table:table-cell>
          <table:table-cell table:style-name="ce43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38">
            <text:p>38</text:p>
          </table:table-cell>
          <table:table-cell office:value-type="float" office:value="3">
            <text:p>3</text:p>
          </table:table-cell>
          <table:table-cell/>
          <table:table-cell office:value-type="float" office:value="46.3414634146342">
            <text:p>46.3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2" office:value-type="float" office:value="27">
            <text:p>27</text:p>
          </table:table-cell>
          <table:table-cell/>
          <table:table-cell office:value-type="float" office:value="49.0909090909091">
            <text:p>49.09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number-columns-repeated="6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1"/>
          <table:table-cell table:style-name="ce31" office:value-type="string">
            <text:p>Individually normalized histograms, remove divide by segment area</text:p>
          </table:table-cell>
          <table:table-cell table:style-name="ce31" table:number-columns-repeated="13"/>
          <table:table-cell table:style-name="ce45"/>
          <table:table-cell table:style-name="ce48"/>
          <table:table-cell table:style-name="ce51" table:number-columns-repeated="2"/>
          <table:table-cell table:style-name="ce31" table:number-columns-repeated="1005"/>
        </table:table-row>
        <table:table-row table:style-name="ro1">
          <table:table-cell table:style-name="ce29" office:value-type="float" office:value="9">
            <text:p>9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38" office:value-type="float" office:value="16">
            <text:p>16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80]*[.C80]/2" office:value-type="float" office:value="1152">
            <text:p>1152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78]*3" office:value-type="float" office:value="48">
            <text:p>48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8">
            <text:p>58</text:p>
          </table:table-cell>
          <table:table-cell table:style-name="ce43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68.2352941176471">
            <text:p>68.24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48">
            <text:p>48</text:p>
          </table:table-cell>
          <table:table-cell/>
          <table:table-cell office:value-type="string">
            <text:p>SIFT Histogram Dimensions</text:p>
          </table:table-cell>
          <table:table-cell table:formula="of:=[.C79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55">
            <text:p>55.0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79]+[.F80]" office:value-type="float" office:value="98">
            <text:p>98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3">
            <text:p>13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31.9148936170213">
            <text:p>31.9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0.5263157894737">
            <text:p>10.53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32">
            <text:p>32</text:p>
          </table:table-cell>
          <table:table-cell table:style-name="ce43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.00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42" office:value-type="float" office:value="28">
            <text:p>28</text:p>
          </table:table-cell>
          <table:table-cell/>
          <table:table-cell office:value-type="float" office:value="52.8301886792453">
            <text:p>52.8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number-columns-repeated="6"/>
          <table:table-cell table:style-name="ce42"/>
          <table:table-cell table:number-columns-repeated="1009"/>
        </table:table-row>
        <table:table-row table:style-name="ro1">
          <table:table-cell table:style-name="ce29" office:value-type="float" office:value="10">
            <text:p>10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89]*[.C89]/2" office:value-type="float" office:value="1152">
            <text:p>1152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87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6">
            <text:p>56</text:p>
          </table:table-cell>
          <table:table-cell table:style-name="ce4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65.8823529411765">
            <text:p>65.88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8">
            <text:p>48</text:p>
          </table:table-cell>
          <table:table-cell/>
          <table:table-cell office:value-type="string">
            <text:p>SIFT Histogram Dimensions</text:p>
          </table:table-cell>
          <table:table-cell table:formula="of:=[.C88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8">
            <text:p>18</text:p>
          </table:table-cell>
          <table:table-cell table:style-name="ce42"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53.75">
            <text:p>53.7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88]+[.F89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9.7872340425532">
            <text:p>29.79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</text:p>
          </table:table-cell>
          <table:table-cell table:style-name="ce1" table:formula="of:=1/8" office:value-type="float" office:value="0.125">
            <text:p>0.1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5.26315789473684">
            <text:p>5.26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32">
            <text:p>32</text:p>
          </table:table-cell>
          <table:table-cell table:style-name="ce43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18.0555555555556">
            <text:p>18.0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1">
            <text:p>11</text:p>
          </table:table-cell>
          <table:table-cell table:style-name="ce43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2" office:value-type="float" office:value="27">
            <text:p>27</text:p>
          </table:table-cell>
          <table:table-cell/>
          <table:table-cell office:value-type="float" office:value="50.9433962264151">
            <text:p>50.94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number-columns-repeated="6"/>
          <table:table-cell table:style-name="ce42"/>
          <table:table-cell table:number-columns-repeated="1009"/>
        </table:table-row>
        <table:table-row table:style-name="ro1">
          <table:table-cell table:style-name="ce30" office:value-type="float" office:value="11">
            <text:p>11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98]*[.C98]/2" office:value-type="float" office:value="1152">
            <text:p>1152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96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7">
            <text:p>57</text:p>
          </table:table-cell>
          <table:table-cell table:style-name="ce43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67.0588235294118">
            <text:p>67.0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8">
            <text:p>48</text:p>
          </table:table-cell>
          <table:table-cell/>
          <table:table-cell office:value-type="string">
            <text:p>SIFT Histogram Dimensions</text:p>
          </table:table-cell>
          <table:table-cell table:formula="of:=[.C97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23">
            <text:p>23</text:p>
          </table:table-cell>
          <table:table-cell table:style-name="ce42"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55">
            <text:p>55.0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97]+[.F98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9">
            <text:p>19</text:p>
          </table:table-cell>
          <table:table-cell table:style-name="ce4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4.0425531914894">
            <text:p>34.04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31.5789473684211">
            <text:p>31.58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55.5555555555556">
            <text:p>55.5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2" office:value-type="float" office:value="30">
            <text:p>30</text:p>
          </table:table-cell>
          <table:table-cell/>
          <table:table-cell office:value-type="float" office:value="56.6037735849057">
            <text:p>56.6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number-columns-repeated="6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16">
            <text:p>16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07]*[.C107]/2" office:value-type="float" office:value="1152">
            <text:p>1152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105]*3" office:value-type="float" office:value="48">
            <text:p>48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8">
            <text:p>58</text:p>
          </table:table-cell>
          <table:table-cell table:style-name="ce43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68.2352941176471">
            <text:p>68.24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8">
            <text:p>48</text:p>
          </table:table-cell>
          <table:table-cell/>
          <table:table-cell office:value-type="string">
            <text:p>SIFT Histogram Dimensions</text:p>
          </table:table-cell>
          <table:table-cell table:formula="of:=[.C106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8">
            <text:p>8</text:p>
          </table:table-cell>
          <table:table-cell table:style-name="ce42"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62.5">
            <text:p>62.5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06]+[.F107]" office:value-type="float" office:value="98">
            <text:p>98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6.1702127659574">
            <text:p>36.1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37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5.26315789473684">
            <text:p>5.26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12">
            <text:p>12</text:p>
          </table:table-cell>
          <table:table-cell table:style-name="ce43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34">
            <text:p>34</text:p>
          </table:table-cell>
          <table:table-cell office:value-type="float" office:value="3">
            <text:p>3</text:p>
          </table:table-cell>
          <table:table-cell/>
          <table:table-cell office:value-type="float" office:value="47.2222222222222">
            <text:p>47.2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42" office:value-type="float" office:value="27">
            <text:p>27</text:p>
          </table:table-cell>
          <table:table-cell/>
          <table:table-cell office:value-type="float" office:value="50.9433962264151">
            <text:p>50.94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number-columns-repeated="6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20">
            <text:p>20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16]*[.C116]/2" office:value-type="float" office:value="1152">
            <text:p>1152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30">
            <text:p>30</text:p>
          </table:table-cell>
          <table:table-cell/>
          <table:table-cell office:value-type="string">
            <text:p>Color Histogram Dimensions</text:p>
          </table:table-cell>
          <table:table-cell table:formula="of:=[.C114]*3" office:value-type="float" office:value="60">
            <text:p>60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61">
            <text:p>61</text:p>
          </table:table-cell>
          <table:table-cell table:style-name="ce37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71.7647058823529">
            <text:p>71.7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8">
            <text:p>48</text:p>
          </table:table-cell>
          <table:table-cell/>
          <table:table-cell office:value-type="string">
            <text:p>SIFT Histogram Dimensions</text:p>
          </table:table-cell>
          <table:table-cell table:formula="of:=[.C115]" office:value-type="float" office:value="30">
            <text:p>3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57.5">
            <text:p>57.5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15]+[.F116]" office:value-type="float" office:value="90">
            <text:p>90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6">
            <text:p>16</text:p>
          </table:table-cell>
          <table:table-cell table:style-name="ce37" office:value-type="float" office:value="12">
            <text:p>12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1.9148936170213">
            <text:p>31.9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5.26315789473684">
            <text:p>5.26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5">
            <text:p>25</text:p>
          </table:table-cell>
          <table:table-cell table:style-name="ce37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31">
            <text:p>31</text:p>
          </table:table-cell>
          <table:table-cell office:value-type="float" office:value="6">
            <text:p>6</text:p>
          </table:table-cell>
          <table:table-cell/>
          <table:table-cell office:value-type="float" office:value="43.0555555555556">
            <text:p>43.0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3">
            <text:p>3</text:p>
          </table:table-cell>
          <table:table-cell table:style-name="ce3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2" office:value-type="float" office:value="32">
            <text:p>32</text:p>
          </table:table-cell>
          <table:table-cell/>
          <table:table-cell office:value-type="float" office:value="60.377358490566">
            <text:p>60.38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/>
          <table:table-cell table:style-name="ce37"/>
          <table:table-cell table:number-columns-repeated="4"/>
          <table:table-cell table:style-name="ce42"/>
          <table:table-cell table:number-columns-repeated="1009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24">
            <text:p>24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25]*[.C125]/2" office:value-type="float" office:value="648">
            <text:p>648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Color Histogram Dimensions</text:p>
          </table:table-cell>
          <table:table-cell table:formula="of:=[.C123]*3" office:value-type="float" office:value="72">
            <text:p>72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66">
            <text:p>66</text:p>
          </table:table-cell>
          <table:table-cell table:style-name="ce43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68.0412371134021">
            <text:p>68.04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194">
            <text:p>19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36">
            <text:p>36</text:p>
          </table:table-cell>
          <table:table-cell/>
          <table:table-cell office:value-type="string">
            <text:p>SIFT Histogram Dimensions</text:p>
          </table:table-cell>
          <table:table-cell table:formula="of:=[.C124]" office:value-type="float" office:value="40">
            <text:p>40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9">
            <text:p>9</text:p>
          </table:table-cell>
          <table:table-cell table:style-name="ce42"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70.3389830508475">
            <text:p>70.34</text:p>
          </table:table-cell>
          <table:table-cell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float" office:value="236">
            <text:p>2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24]+[.F125]" office:value-type="float" office:value="112">
            <text:p>112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10">
            <text:p>10</text:p>
          </table:table-cell>
          <table:table-cell table:style-name="ce43" office:value-type="float" office:value="29">
            <text:p>29</text:p>
          </table:table-cell>
          <table:table-cell table:style-name="ce4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2.4137931034483">
            <text:p>22.4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37" office:value-type="float" office:value="7">
            <text:p>7</text:p>
          </table:table-cell>
          <table:table-cell table:style-name="ce43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6.3636363636364">
            <text:p>36.36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18">
            <text:p>18</text:p>
          </table:table-cell>
          <table:table-cell table:style-name="ce43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31.3953488372093">
            <text:p>31.40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172">
            <text:p>17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37" office:value-type="float" office:value="6">
            <text:p>6</text:p>
          </table:table-cell>
          <table:table-cell table:style-name="ce43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42" office:value-type="float" office:value="32">
            <text:p>32</text:p>
          </table:table-cell>
          <table:table-cell/>
          <table:table-cell office:value-type="float" office:value="54.2372881355932">
            <text:p>54.24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/>
          <table:table-cell table:style-name="ce37"/>
          <table:table-cell table:number-columns-repeated="4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24">
            <text:p>24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34]*[.C134]/2" office:value-type="float" office:value="800">
            <text:p>8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132]*3" office:value-type="float" office:value="72">
            <text:p>72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7">
            <text:p>57</text:p>
          </table:table-cell>
          <table:table-cell table:style-name="ce43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61.9565217391304">
            <text:p>61.96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133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2">
            <text:p>2</text:p>
          </table:table-cell>
          <table:table-cell table:style-name="ce42"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office:value-type="float" office:value="76.4705882352941">
            <text:p>76.47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33]+[.F134]" office:value-type="float" office:value="152">
            <text:p>152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28">
            <text:p>28</text:p>
          </table:table-cell>
          <table:table-cell table:style-name="ce4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4.5454545454546">
            <text:p>34.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9">
            <text:p>9</text:p>
          </table:table-cell>
          <table:table-cell table:style-name="ce43"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32.9268292682927">
            <text:p>32.93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37" office:value-type="float" office:value="0">
            <text:p>0</text:p>
          </table:table-cell>
          <table:table-cell table:style-name="ce43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42" office:value-type="float" office:value="28">
            <text:p>28</text:p>
          </table:table-cell>
          <table:table-cell/>
          <table:table-cell office:value-type="float" office:value="50.9090909090909">
            <text:p>50.91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/>
          <table:table-cell table:style-name="ce37"/>
          <table:table-cell table:number-columns-repeated="4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24">
            <text:p>24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43]*[.C143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Color Histogram Dimensions</text:p>
          </table:table-cell>
          <table:table-cell table:formula="of:=[.C141]*3" office:value-type="float" office:value="72">
            <text:p>72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8">
            <text:p>58</text:p>
          </table:table-cell>
          <table:table-cell table:style-name="ce37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69.0476190476191">
            <text:p>69.05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142]" office:value-type="float" office:value="40">
            <text:p>4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22">
            <text:p>22</text:p>
          </table:table-cell>
          <table:table-cell table:style-name="ce42"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.00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42]+[.F143]" office:value-type="float" office:value="112">
            <text:p>112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1.304347826087">
            <text:p>41.30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4">
            <text:p>4</text:p>
          </table:table-cell>
          <table:table-cell table:style-name="ce37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5.7894736842105">
            <text:p>15.7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34">
            <text:p>34</text:p>
          </table:table-cell>
          <table:table-cell table:style-name="ce37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37.6811594202899">
            <text:p>37.68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2">
            <text:p>12</text:p>
          </table:table-cell>
          <table:table-cell table:style-name="ce37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42" office:value-type="float" office:value="24">
            <text:p>24</text:p>
          </table:table-cell>
          <table:table-cell/>
          <table:table-cell office:value-type="float" office:value="45.2830188679245">
            <text:p>45.28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/>
          <table:table-cell table:style-name="ce37"/>
          <table:table-cell table:number-columns-repeated="4"/>
          <table:table-cell table:style-name="ce4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52]*[.C152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150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2">
            <text:p>52</text:p>
          </table:table-cell>
          <table:table-cell table:style-name="ce3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43" office:value-type="float" office:value="15">
            <text:p>15</text:p>
          </table:table-cell>
          <table:table-cell office:value-type="float" office:value="61.9047619047619">
            <text:p>61.90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151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2">
            <text:p>12</text:p>
          </table:table-cell>
          <table:table-cell table:style-name="ce42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3" office:value-type="float" office:value="23">
            <text:p>23</text:p>
          </table:table-cell>
          <table:table-cell office:value-type="float" office:value="41.8918918918919">
            <text:p>41.89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51]+[.F152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1">
            <text:p>11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20">
            <text:p>20</text:p>
          </table:table-cell>
          <table:table-cell office:value-type="float" office:value="21.7391304347826">
            <text:p>21.74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office:value-type="float" office:value="15.7894736842105">
            <text:p>15.7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16">
            <text:p>16</text:p>
          </table:table-cell>
          <table:table-cell table:style-name="ce37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43" office:value-type="float" office:value="30">
            <text:p>30</text:p>
          </table:table-cell>
          <table:table-cell office:value-type="float" office:value="26.0869565217391">
            <text:p>26.0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1">
            <text:p>11</text:p>
          </table:table-cell>
          <table:table-cell table:style-name="ce3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5">
            <text:p>15</text:p>
          </table:table-cell>
          <table:table-cell office:value-type="float" office:value="37.7358490566038">
            <text:p>37.74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21">
            <text:p>21</text:p>
          </table:table-cell>
          <table:table-cell table:style-name="ce37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2" office:value-type="float" office:value="52">
            <text:p>52</text:p>
          </table:table-cell>
          <table:table-cell office:value-type="float" office:value="61.9047619047619">
            <text:p>61.90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61]*[.C161]/2" office:value-type="float" office:value="1250">
            <text:p>125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159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7">
            <text:p>57</text:p>
          </table:table-cell>
          <table:table-cell table:style-name="ce37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3" office:value-type="float" office:value="17">
            <text:p>17</text:p>
          </table:table-cell>
          <table:table-cell office:value-type="float" office:value="67.8571428571429">
            <text:p>67.86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160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4">
            <text:p>14</text:p>
          </table:table-cell>
          <table:table-cell table:style-name="ce42"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43" office:value-type="float" office:value="18">
            <text:p>18</text:p>
          </table:table-cell>
          <table:table-cell office:value-type="float" office:value="50">
            <text:p>50.00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60]+[.F161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2">
            <text:p>12</text:p>
          </table:table-cell>
          <table:table-cell table:style-name="ce37" office:value-type="float" office:value="6">
            <text:p>6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3" office:value-type="float" office:value="11">
            <text:p>11</text:p>
          </table:table-cell>
          <table:table-cell office:value-type="float" office:value="32.6086956521739">
            <text:p>32.61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3" office:value-type="float" office:value="5">
            <text:p>5</text:p>
          </table:table-cell>
          <table:table-cell office:value-type="float" office:value="21.0526315789474">
            <text:p>21.05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5">
            <text:p>25</text:p>
          </table:table-cell>
          <table:table-cell table:style-name="ce37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43" office:value-type="float" office:value="22">
            <text:p>22</text:p>
          </table:table-cell>
          <table:table-cell office:value-type="float" office:value="27.536231884058">
            <text:p>27.54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7">
            <text:p>17</text:p>
          </table:table-cell>
          <table:table-cell table:style-name="ce37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2" office:value-type="float" office:value="23">
            <text:p>23</text:p>
          </table:table-cell>
          <table:table-cell table:style-name="ce43" office:value-type="float" office:value="7">
            <text:p>7</text:p>
          </table:table-cell>
          <table:table-cell office:value-type="float" office:value="43.3962264150943">
            <text:p>43.4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26">
            <text:p>26</text:p>
          </table:table-cell>
          <table:table-cell table:style-name="ce3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52">
            <text:p>52</text:p>
          </table:table-cell>
          <table:table-cell office:value-type="float" office:value="61.9047619047619">
            <text:p>61.90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1"/>
          <table:table-cell table:style-name="ce31" office:value-type="string">
            <text:p>Region size threshold % redefined</text:p>
          </table:table-cell>
          <table:table-cell table:style-name="ce31" table:number-columns-repeated="13"/>
          <table:table-cell table:style-name="ce45"/>
          <table:table-cell table:style-name="ce48"/>
          <table:table-cell table:style-name="ce51" table:number-columns-repeated="2"/>
          <table:table-cell table:style-name="ce3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4" office:value-type="string">
            <text:p>Threshold for region size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80">
            <text:p>80</text:p>
          </table:table-cell>
          <table:table-cell/>
          <table:table-cell office:value-type="string">
            <text:p>Color Histogram Dimensions</text:p>
          </table:table-cell>
          <table:table-cell table:formula="of:=[.C170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2">
            <text:p>52</text:p>
          </table:table-cell>
          <table:table-cell table:style-name="ce3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office:value-type="float" office:value="85.2459016393443">
            <text:p>85.25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SIFT Histogram Dimensions</text:p>
          </table:table-cell>
          <table:table-cell table:formula="of:=[.C171]" office:value-type="float" office:value="80">
            <text:p>8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9">
            <text:p>19</text:p>
          </table:table-cell>
          <table:table-cell table:style-name="ce4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office:value-type="float" office:value="29.2682926829268">
            <text:p>29.27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71]+[.F172]" office:value-type="float" office:value="176">
            <text:p>17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7">
            <text:p>17</text:p>
          </table:table-cell>
          <table:table-cell table:style-name="ce37" office:value-type="float" office:value="1">
            <text:p>1</text:p>
          </table:table-cell>
          <table:table-cell table:style-name="ce4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36.8421052631579">
            <text:p>36.84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float" office:value="7.14285714285714">
            <text:p>7.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30">
            <text:p>30</text:p>
          </table:table-cell>
          <table:table-cell table:style-name="ce3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2"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29.1666666666667">
            <text:p>29.17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0">
            <text:p>10</text:p>
          </table:table-cell>
          <table:table-cell table:style-name="ce3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2" office:value-type="float" office:value="22">
            <text:p>22</text:p>
          </table:table-cell>
          <table:table-cell table:style-name="ce37" office:value-type="float" office:value="0">
            <text:p>0</text:p>
          </table:table-cell>
          <table:table-cell office:value-type="float" office:value="52.3809523809524">
            <text:p>52.38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2" office:value-type="float" office:value="11">
            <text:p>11</text:p>
          </table:table-cell>
          <table:table-cell office:value-type="float" office:value="33.3333333333333">
            <text:p>33.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16">
            <text:p>16</text:p>
          </table:table-cell>
          <table:table-cell/>
          <table:table-cell table:style-name="ce4" office:value-type="string">
            <text:p>Threshold for region size</text:p>
          </table:table-cell>
          <table:table-cell table:formula="of:=[.C181]*[.C181]" office:value-type="float" office:value="1024">
            <text:p>1024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Color Histogram Dimensions</text:p>
          </table:table-cell>
          <table:table-cell table:formula="of:=[.C179]*3" office:value-type="float" office:value="48">
            <text:p>48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1">
            <text:p>51</text:p>
          </table:table-cell>
          <table:table-cell table:style-name="ce37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3" office:value-type="float" office:value="26">
            <text:p>26</text:p>
          </table:table-cell>
          <table:table-cell office:value-type="float" office:value="57.9545454545455">
            <text:p>57.95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176">
            <text:p>176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32">
            <text:p>32</text:p>
          </table:table-cell>
          <table:table-cell/>
          <table:table-cell office:value-type="string">
            <text:p>SIFT Histogram Dimensions</text:p>
          </table:table-cell>
          <table:table-cell table:formula="of:=[.C180]" office:value-type="float" office:value="40">
            <text:p>40</text:p>
          </table:table-cell>
          <table:table-cell/>
          <table:table-cell table:style-name="ce40" office:value-type="string">
            <text:p>buildings</text:p>
          </table:table-cell>
          <table:table-cell table:style-name="ce37" office:value-type="float" office:value="4">
            <text:p>4</text:p>
          </table:table-cell>
          <table:table-cell table:style-name="ce4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3" office:value-type="float" office:value="45">
            <text:p>45</text:p>
          </table:table-cell>
          <table:table-cell office:value-type="float" office:value="38.8235294117647">
            <text:p>38.82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80]+[.F181]" office:value-type="float" office:value="88">
            <text:p>88</text:p>
          </table:table-cell>
          <table:table-cell/>
          <table:table-cell table:style-name="ce40" office:value-type="string">
            <text:p>roads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8">
            <text:p>8</text:p>
          </table:table-cell>
          <table:table-cell table:style-name="ce4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27">
            <text:p>27</text:p>
          </table:table-cell>
          <table:table-cell office:value-type="float" office:value="22.4489795918367">
            <text:p>22.45</text:p>
          </table:table-cell>
          <table:table-cell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office:value-type="float" office:value="26.3157894736842">
            <text:p>26.32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3" office:value-type="float" office:value="47">
            <text:p>47</text:p>
          </table:table-cell>
          <table:table-cell office:value-type="float" office:value="13.8888888888889">
            <text:p>13.89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144">
            <text:p>14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2" office:value-type="float" office:value="25">
            <text:p>25</text:p>
          </table:table-cell>
          <table:table-cell table:style-name="ce43" office:value-type="float" office:value="18">
            <text:p>18</text:p>
          </table:table-cell>
          <table:table-cell office:value-type="float" office:value="47.1698113207547">
            <text:p>47.17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82">
            <text:p>82</text:p>
          </table:table-cell>
          <table:table-cell office:value-type="float" office:value="75.2293577981651">
            <text:p>75.23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218">
            <text:p>218</text:p>
          </table:table-cell>
          <table:table-cell table:number-columns-repeated="1005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16">
            <text:p>16</text:p>
          </table:table-cell>
          <table:table-cell/>
          <table:table-cell table:style-name="ce4" office:value-type="string">
            <text:p>Threshold for region size</text:p>
          </table:table-cell>
          <table:table-cell table:formula="of:=[.C190]*[.C190]" office:value-type="float" office:value="1600">
            <text:p>16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Color Histogram Dimensions</text:p>
          </table:table-cell>
          <table:table-cell table:formula="of:=[.C188]*3" office:value-type="float" office:value="48">
            <text:p>48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7">
            <text:p>47</text:p>
          </table:table-cell>
          <table:table-cell table:style-name="ce37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7" office:value-type="float" office:value="10">
            <text:p>10</text:p>
          </table:table-cell>
          <table:table-cell office:value-type="float" office:value="62.6666666666667">
            <text:p>62.67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189]" office:value-type="float" office:value="40">
            <text:p>4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24">
            <text:p>24</text:p>
          </table:table-cell>
          <table:table-cell table:style-name="ce42"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7" office:value-type="float" office:value="8">
            <text:p>8</text:p>
          </table:table-cell>
          <table:table-cell office:value-type="float" office:value="46.031746031746">
            <text:p>46.03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89]+[.F190]" office:value-type="float" office:value="88">
            <text:p>88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2">
            <text:p>12</text:p>
          </table:table-cell>
          <table:table-cell table:style-name="ce37" office:value-type="float" office:value="7">
            <text:p>7</text:p>
          </table:table-cell>
          <table:table-cell table:style-name="ce4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office:value-type="float" office:value="32.5581395348837">
            <text:p>32.56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office:value-type="float" office:value="11.7647058823529">
            <text:p>11.7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0">
            <text:p>20</text:p>
          </table:table-cell>
          <table:table-cell table:style-name="ce37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37" office:value-type="float" office:value="15">
            <text:p>15</text:p>
          </table:table-cell>
          <table:table-cell office:value-type="float" office:value="20.3389830508475">
            <text:p>20.34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8">
            <text:p>8</text:p>
          </table:table-cell>
          <table:table-cell table:style-name="ce37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2" office:value-type="float" office:value="27">
            <text:p>27</text:p>
          </table:table-cell>
          <table:table-cell table:style-name="ce37" office:value-type="float" office:value="5">
            <text:p>5</text:p>
          </table:table-cell>
          <table:table-cell office:value-type="float" office:value="56.25">
            <text:p>56.25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42" office:value-type="float" office:value="34">
            <text:p>34</text:p>
          </table:table-cell>
          <table:table-cell office:value-type="float" office:value="55.7377049180328">
            <text:p>55.74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style-name="ce34" office:value-type="string">
            <text:p>TRY1</text:p>
          </table:table-cell>
          <table:table-cell table:style-name="ce35" table:number-columns-repeated="19"/>
          <table:table-cell table:number-columns-repeated="1004"/>
        </table:table-row>
        <table:table-row table:style-name="ro1">
          <table:table-cell table:style-name="ce35"/>
          <table:table-cell table:style-name="ce4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199]*[.C199]" office:value-type="float" office:value="1600">
            <text:p>1600</text:p>
          </table:table-cell>
          <table:table-cell table:style-name="ce35"/>
          <table:table-cell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/>
          <table:table-cell table:style-name="ce4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197]*3" office:value-type="float" office:value="96">
            <text:p>96</text:p>
          </table:table-cell>
          <table:table-cell table:style-name="ce35"/>
          <table:table-cell table:style-name="ce40" office:value-type="string">
            <text:p>grass</text:p>
          </table:table-cell>
          <table:table-cell table:style-name="ce42" office:value-type="float" office:value="47">
            <text:p>47</text:p>
          </table:table-cell>
          <table:table-cell table:style-name="ce37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37" office:value-type="float" office:value="12">
            <text:p>12</text:p>
          </table:table-cell>
          <table:table-cell office:value-type="float" office:value="62.6666666666667">
            <text:p>62.67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198]" office:value-type="float" office:value="50">
            <text:p>50</text:p>
          </table:table-cell>
          <table:table-cell table:style-name="ce35"/>
          <table:table-cell table:style-name="ce40" office:value-type="string">
            <text:p>buildings</text:p>
          </table:table-cell>
          <table:table-cell table:style-name="ce43" office:value-type="float" office:value="13">
            <text:p>13</text:p>
          </table:table-cell>
          <table:table-cell table:style-name="ce4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7" office:value-type="float" office:value="12">
            <text:p>12</text:p>
          </table:table-cell>
          <table:table-cell office:value-type="float" office:value="50.7936507936508">
            <text:p>50.79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198]+[.F199]" office:value-type="float" office:value="146">
            <text:p>146</text:p>
          </table:table-cell>
          <table:table-cell table:style-name="ce35"/>
          <table:table-cell table:style-name="ce40" office:value-type="string">
            <text:p>roads</text:p>
          </table:table-cell>
          <table:table-cell table:style-name="ce43" office:value-type="float" office:value="12">
            <text:p>12</text:p>
          </table:table-cell>
          <table:table-cell table:style-name="ce37" office:value-type="float" office:value="6">
            <text:p>6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office:value-type="float" office:value="34.8837209302326">
            <text:p>34.8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table:style-name="ce35"/>
          <table:table-cell table:style-name="ce40" office:value-type="string">
            <text:p>snow</text:p>
          </table:table-cell>
          <table:table-cell table:style-name="ce43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7" office:value-type="float" office:value="3">
            <text:p>3</text:p>
          </table:table-cell>
          <table:table-cell office:value-type="float" office:value="17.6470588235294">
            <text:p>17.65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3"/>
          <table:table-cell table:style-name="ce35"/>
          <table:table-cell table:style-name="ce40" office:value-type="string">
            <text:p>water</text:p>
          </table:table-cell>
          <table:table-cell table:style-name="ce43" office:value-type="float" office:value="18">
            <text:p>18</text:p>
          </table:table-cell>
          <table:table-cell table:style-name="ce3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37" office:value-type="float" office:value="10">
            <text:p>10</text:p>
          </table:table-cell>
          <table:table-cell office:value-type="float" office:value="37.2881355932203">
            <text:p>37.29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42" office:value-type="float" office:value="25">
            <text:p>25</text:p>
          </table:table-cell>
          <table:table-cell table:style-name="ce37" office:value-type="float" office:value="3">
            <text:p>3</text:p>
          </table:table-cell>
          <table:table-cell office:value-type="float" office:value="52.0833333333333">
            <text:p>52.0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7"/>
          <table:table-cell table:style-name="ce40" office:value-type="string">
            <text:p>bird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42" office:value-type="float" office:value="43">
            <text:p>43</text:p>
          </table:table-cell>
          <table:table-cell office:value-type="float" office:value="70.4918032786885">
            <text:p>70.49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style-name="ce35"/>
          <table:table-cell table:number-columns-repeated="1004"/>
        </table:table-row>
        <table:table-row table:style-name="ro1">
          <table:table-cell table:style-name="ce35" table:number-columns-repeated="20"/>
          <table:table-cell table:number-columns-repeated="100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08]*[.C208]" office:value-type="float" office:value="4096">
            <text:p>4096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60">
            <text:p>60</text:p>
          </table:table-cell>
          <table:table-cell/>
          <table:table-cell office:value-type="string">
            <text:p>Color Histogram Dimensions</text:p>
          </table:table-cell>
          <table:table-cell table:formula="of:=[.C206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3">
            <text:p>43</text:p>
          </table:table-cell>
          <table:table-cell table:style-name="ce3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87.7551020408163">
            <text:p>87.76</text:p>
          </table:table-cell>
          <table:table-cell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64">
            <text:p>64</text:p>
          </table:table-cell>
          <table:table-cell/>
          <table:table-cell office:value-type="string">
            <text:p>SIFT Histogram Dimensions</text:p>
          </table:table-cell>
          <table:table-cell table:formula="of:=[.C207]" office:value-type="float" office:value="60">
            <text:p>6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26.9230769230769">
            <text:p>26.92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07]+[.F208]" office:value-type="float" office:value="156">
            <text:p>15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33.3333333333333">
            <text:p>33.33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7" office:value-type="float" office:value="0">
            <text:p>0</text:p>
          </table:table-cell>
          <table:table-cell office:value-type="float" office:value="7.69230769230769">
            <text:p>7.69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5">
            <text:p>25</text:p>
          </table:table-cell>
          <table:table-cell table:style-name="ce3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29.7297297297297">
            <text:p>29.73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10">
            <text:p>10</text:p>
          </table:table-cell>
          <table:table-cell table:style-name="ce3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42" office:value-type="float" office:value="20">
            <text:p>20</text:p>
          </table:table-cell>
          <table:table-cell table:style-name="ce37" office:value-type="float" office:value="0">
            <text:p>0</text:p>
          </table:table-cell>
          <table:table-cell office:value-type="float" office:value="55.5555555555556">
            <text:p>55.5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office:value-type="float" office:value="31.5789473684211">
            <text:p>31.58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17]*[.C217]" office:value-type="float" office:value="1600">
            <text:p>16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215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4">
            <text:p>44</text:p>
          </table:table-cell>
          <table:table-cell table:style-name="ce37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7" office:value-type="float" office:value="13">
            <text:p>13</text:p>
          </table:table-cell>
          <table:table-cell office:value-type="float" office:value="58.6666666666667">
            <text:p>58.67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216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7">
            <text:p>17</text:p>
          </table:table-cell>
          <table:table-cell table:style-name="ce42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7" office:value-type="float" office:value="19">
            <text:p>19</text:p>
          </table:table-cell>
          <table:table-cell office:value-type="float" office:value="36.5079365079365">
            <text:p>36.51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16]+[.F217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9">
            <text:p>9</text:p>
          </table:table-cell>
          <table:table-cell table:style-name="ce37" office:value-type="float" office:value="11">
            <text:p>11</text:p>
          </table:table-cell>
          <table:table-cell table:style-name="ce4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office:value-type="float" office:value="37.2093023255814">
            <text:p>37.21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</text:p>
          </table:table-cell>
          <table:table-cell table:style-name="ce39" office:value-type="float" office:value="0.0625">
            <text:p>0.06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office:value-type="float" office:value="5.88235294117647">
            <text:p>5.88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9">
            <text:p>29</text:p>
          </table:table-cell>
          <table:table-cell table:style-name="ce37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7" office:value-type="float" office:value="7">
            <text:p>7</text:p>
          </table:table-cell>
          <table:table-cell office:value-type="float" office:value="1.69491525423729">
            <text:p>1.69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2" office:value-type="float" office:value="29">
            <text:p>29</text:p>
          </table:table-cell>
          <table:table-cell table:style-name="ce37" office:value-type="float" office:value="4">
            <text:p>4</text:p>
          </table:table-cell>
          <table:table-cell office:value-type="float" office:value="60.4166666666667">
            <text:p>60.42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20">
            <text:p>20</text:p>
          </table:table-cell>
          <table:table-cell table:style-name="ce37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2" office:value-type="float" office:value="26">
            <text:p>26</text:p>
          </table:table-cell>
          <table:table-cell office:value-type="float" office:value="42.6229508196721">
            <text:p>42.62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26]*[.C226]" office:value-type="float" office:value="1600">
            <text:p>16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224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2">
            <text:p>42</text:p>
          </table:table-cell>
          <table:table-cell table:style-name="ce37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style-name="ce37" office:value-type="float" office:value="8">
            <text:p>8</text:p>
          </table:table-cell>
          <table:table-cell office:value-type="float" office:value="56">
            <text:p>56.00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225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2">
            <text:p>12</text:p>
          </table:table-cell>
          <table:table-cell table:style-name="ce4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37" office:value-type="float" office:value="14">
            <text:p>14</text:p>
          </table:table-cell>
          <table:table-cell office:value-type="float" office:value="39.6825396825397">
            <text:p>39.68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c</text:p>
          </table:table-cell>
          <table:table-cell table:style-name="ce1" office:value-type="float" office:value="256">
            <text:p>256</text:p>
          </table:table-cell>
          <table:table-cell/>
          <table:table-cell office:value-type="string">
            <text:p>Total Dimensions</text:p>
          </table:table-cell>
          <table:table-cell table:formula="of:=[.F225]+[.F226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8">
            <text:p>8</text:p>
          </table:table-cell>
          <table:table-cell table:style-name="ce37" office:value-type="float" office:value="8">
            <text:p>8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6">
            <text:p>6</text:p>
          </table:table-cell>
          <table:table-cell office:value-type="float" office:value="34.8837209302326">
            <text:p>34.8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9" office:value-type="float" office:value="0.25">
            <text:p>0.2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office:value-type="float" office:value="23.5294117647059">
            <text:p>23.5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5">
            <text:p>25</text:p>
          </table:table-cell>
          <table:table-cell table:style-name="ce37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37" office:value-type="float" office:value="7">
            <text:p>7</text:p>
          </table:table-cell>
          <table:table-cell office:value-type="float" office:value="15.2542372881356">
            <text:p>15.25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2" office:value-type="float" office:value="28">
            <text:p>28</text:p>
          </table:table-cell>
          <table:table-cell table:style-name="ce37" office:value-type="float" office:value="6">
            <text:p>6</text:p>
          </table:table-cell>
          <table:table-cell office:value-type="float" office:value="58.3333333333333">
            <text:p>58.33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7">
            <text:p>17</text:p>
          </table:table-cell>
          <table:table-cell table:style-name="ce37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2" office:value-type="float" office:value="25">
            <text:p>25</text:p>
          </table:table-cell>
          <table:table-cell office:value-type="float" office:value="40.9836065573771">
            <text:p>40.98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35]*[.C235]" office:value-type="float" office:value="1600">
            <text:p>16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233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4">
            <text:p>44</text:p>
          </table:table-cell>
          <table:table-cell table:style-name="ce37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7" office:value-type="float" office:value="6">
            <text:p>6</text:p>
          </table:table-cell>
          <table:table-cell office:value-type="float" office:value="58.6666666666667">
            <text:p>58.67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234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3">
            <text:p>13</text:p>
          </table:table-cell>
          <table:table-cell table:style-name="ce4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37" office:value-type="float" office:value="14">
            <text:p>14</text:p>
          </table:table-cell>
          <table:table-cell office:value-type="float" office:value="36.5079365079365">
            <text:p>36.51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256">
            <text:p>256</text:p>
          </table:table-cell>
          <table:table-cell/>
          <table:table-cell office:value-type="string">
            <text:p>Total Dimensions</text:p>
          </table:table-cell>
          <table:table-cell table:formula="of:=[.F234]+[.F235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3">
            <text:p>13</text:p>
          </table:table-cell>
          <table:table-cell table:style-name="ce37" office:value-type="float" office:value="7">
            <text:p>7</text:p>
          </table:table-cell>
          <table:table-cell table:style-name="ce4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office:value-type="float" office:value="32.5581395348837">
            <text:p>32.56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9" office:value-type="float" office:value="0.5">
            <text:p>0.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4">
            <text:p>24</text:p>
          </table:table-cell>
          <table:table-cell table:style-name="ce37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2"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37" office:value-type="float" office:value="7">
            <text:p>7</text:p>
          </table:table-cell>
          <table:table-cell office:value-type="float" office:value="25.4237288135593">
            <text:p>25.42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8">
            <text:p>8</text:p>
          </table:table-cell>
          <table:table-cell table:style-name="ce3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2" office:value-type="float" office:value="26">
            <text:p>26</text:p>
          </table:table-cell>
          <table:table-cell table:style-name="ce37" office:value-type="float" office:value="4">
            <text:p>4</text:p>
          </table:table-cell>
          <table:table-cell office:value-type="float" office:value="54.1666666666667">
            <text:p>54.17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1">
            <text:p>11</text:p>
          </table:table-cell>
          <table:table-cell table:style-name="ce37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42" office:value-type="float" office:value="28">
            <text:p>28</text:p>
          </table:table-cell>
          <table:table-cell office:value-type="float" office:value="45.9016393442623">
            <text:p>45.90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44]*[.C244]" office:value-type="float" office:value="1600">
            <text:p>1600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242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43">
            <text:p>43</text:p>
          </table:table-cell>
          <table:table-cell table:style-name="ce37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style-name="ce37" office:value-type="float" office:value="9">
            <text:p>9</text:p>
          </table:table-cell>
          <table:table-cell office:value-type="float" office:value="57.3333333333333">
            <text:p>57.3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243]" office:value-type="float" office:value="50">
            <text:p>50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4">
            <text:p>14</text:p>
          </table:table-cell>
          <table:table-cell table:style-name="ce42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37" office:value-type="float" office:value="14">
            <text:p>14</text:p>
          </table:table-cell>
          <table:table-cell office:value-type="float" office:value="36.5079365079365">
            <text:p>36.51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43]+[.F244]" office:value-type="float" office:value="146">
            <text:p>146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9">
            <text:p>9</text:p>
          </table:table-cell>
          <table:table-cell table:style-name="ce37" office:value-type="float" office:value="6">
            <text:p>6</text:p>
          </table:table-cell>
          <table:table-cell table:style-name="ce42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37" office:value-type="float" office:value="7">
            <text:p>7</text:p>
          </table:table-cell>
          <table:table-cell office:value-type="float" office:value="34.8837209302326">
            <text:p>34.8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9" office:value-type="float" office:value="0.5">
            <text:p>0.5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7" office:value-type="float" office:value="7">
            <text:p>7</text:p>
          </table:table-cell>
          <table:table-cell office:value-type="float" office:value="17.6470588235294">
            <text:p>17.65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25">
            <text:p>25</text:p>
          </table:table-cell>
          <table:table-cell table:style-name="ce37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37" office:value-type="float" office:value="6">
            <text:p>6</text:p>
          </table:table-cell>
          <table:table-cell office:value-type="float" office:value="18.6440677966102">
            <text:p>18.64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7">
            <text:p>7</text:p>
          </table:table-cell>
          <table:table-cell table:style-name="ce37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2" office:value-type="float" office:value="28">
            <text:p>28</text:p>
          </table:table-cell>
          <table:table-cell table:style-name="ce37" office:value-type="float" office:value="6">
            <text:p>6</text:p>
          </table:table-cell>
          <table:table-cell office:value-type="float" office:value="58.3333333333333">
            <text:p>58.33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5">
            <text:p>15</text:p>
          </table:table-cell>
          <table:table-cell table:style-name="ce37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42" office:value-type="float" office:value="27">
            <text:p>27</text:p>
          </table:table-cell>
          <table:table-cell office:value-type="float" office:value="44.2622950819672">
            <text:p>44.26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table:formula="of:=[.C253]*[.C253]" office:value-type="float" office:value="1296">
            <text:p>1296</text:p>
          </table:table-cell>
          <table:table-cell table:number-columns-repeated="2"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SIFT clusters</text:p>
          </table:table-cell>
          <table:table-cell table:style-name="ce1" office:value-type="float" office:value="45">
            <text:p>45</text:p>
          </table:table-cell>
          <table:table-cell/>
          <table:table-cell office:value-type="string">
            <text:p>Color Histogram Dimensions</text:p>
          </table:table-cell>
          <table:table-cell table:formula="of:=[.C251]*3" office:value-type="float" office:value="96">
            <text:p>96</text:p>
          </table:table-cell>
          <table:table-cell/>
          <table:table-cell table:style-name="ce40" office:value-type="string">
            <text:p>grass</text:p>
          </table:table-cell>
          <table:table-cell table:style-name="ce42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7" office:value-type="float" office:value="22">
            <text:p>22</text:p>
          </table:table-cell>
          <table:table-cell office:value-type="float" office:value="62.962962962963">
            <text:p>62.96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ridUnit</text:p>
          </table:table-cell>
          <table:table-cell table:style-name="ce1" office:value-type="float" office:value="36">
            <text:p>36</text:p>
          </table:table-cell>
          <table:table-cell/>
          <table:table-cell office:value-type="string">
            <text:p>SIFT Histogram Dimensions</text:p>
          </table:table-cell>
          <table:table-cell table:formula="of:=[.C252]" office:value-type="float" office:value="45">
            <text:p>45</text:p>
          </table:table-cell>
          <table:table-cell/>
          <table:table-cell table:style-name="ce40" office:value-type="string">
            <text:p>buildings</text:p>
          </table:table-cell>
          <table:table-cell table:style-name="ce43" office:value-type="float" office:value="13">
            <text:p>13</text:p>
          </table:table-cell>
          <table:table-cell table:style-name="ce42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office:value-type="float" office:value="46.4788732394366">
            <text:p>46.48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142">
            <text:p>1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52]+[.F253]" office:value-type="float" office:value="141">
            <text:p>141</text:p>
          </table:table-cell>
          <table:table-cell/>
          <table:table-cell table:style-name="ce40" office:value-type="string">
            <text:p>roads</text:p>
          </table:table-cell>
          <table:table-cell table:style-name="ce43" office:value-type="float" office:value="16">
            <text:p>16</text:p>
          </table:table-cell>
          <table:table-cell table:style-name="ce37" office:value-type="float" office:value="2">
            <text:p>2</text:p>
          </table:table-cell>
          <table:table-cell table:style-name="ce4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7" office:value-type="float" office:value="14">
            <text:p>14</text:p>
          </table:table-cell>
          <table:table-cell office:value-type="float" office:value="27.6595744680851">
            <text:p>27.66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9" office:value-type="float" office:value="2">
            <text:p>2</text:p>
          </table:table-cell>
          <table:table-cell table:number-columns-repeated="4"/>
          <table:table-cell table:style-name="ce40" office:value-type="string">
            <text:p>snow</text:p>
          </table:table-cell>
          <table:table-cell table:style-name="ce43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7" office:value-type="float" office:value="7">
            <text:p>7</text:p>
          </table:table-cell>
          <table:table-cell office:value-type="float" office:value="27.7777777777778">
            <text:p>27.7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1005"/>
        </table:table-row>
        <table:table-row table:style-name="ro1">
          <table:table-cell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4"/>
          <table:table-cell table:style-name="ce40" office:value-type="string">
            <text:p>water</text:p>
          </table:table-cell>
          <table:table-cell table:style-name="ce43" office:value-type="float" office:value="15">
            <text:p>15</text:p>
          </table:table-cell>
          <table:table-cell table:style-name="ce37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37" office:value-type="float" office:value="30">
            <text:p>30</text:p>
          </table:table-cell>
          <table:table-cell office:value-type="float" office:value="19.4029850746269">
            <text:p>19.40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sky</text:p>
          </table:table-cell>
          <table:table-cell table:style-name="ce43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2" office:value-type="float" office:value="30">
            <text:p>30</text:p>
          </table:table-cell>
          <table:table-cell table:style-name="ce37" office:value-type="float" office:value="10">
            <text:p>10</text:p>
          </table:table-cell>
          <table:table-cell office:value-type="float" office:value="56.6037735849057">
            <text:p>56.6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06">
            <text:p>106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40" office:value-type="string">
            <text:p>bird</text:p>
          </table:table-cell>
          <table:table-cell table:style-name="ce43" office:value-type="float" office:value="19">
            <text:p>19</text:p>
          </table:table-cell>
          <table:table-cell table:style-name="ce37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2" office:value-type="float" office:value="49">
            <text:p>49</text:p>
          </table:table-cell>
          <table:table-cell office:value-type="float" office:value="62.0253164556962">
            <text:p>62.03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7" table:number-columns-repeated="19"/>
          <table:table-cell table:number-columns-repeated="1004"/>
        </table:table-row>
        <table:table-row table:style-name="ro1">
          <table:table-cell table:style-name="ce37"/>
          <table:table-cell table:style-name="ce37" office:value-type="string">
            <text:p>color bins</text:p>
          </table:table-cell>
          <table:table-cell table:style-name="ce1" office:value-type="float" office:value="32">
            <text:p>32</text:p>
          </table:table-cell>
          <table:table-cell/>
          <table:table-cell table:style-name="ce37" office:value-type="string">
            <text:p>Threshold for region size</text:p>
          </table:table-cell>
          <table:table-cell office:value-type="float" office:value="400">
            <text:p>400</text:p>
          </table:table-cell>
          <table:table-cell table:style-name="ce37"/>
          <table:table-cell/>
          <table:table-cell table:style-name="ce40" office:value-type="string">
            <text:p>grass</text:p>
          </table:table-cell>
          <table:table-cell table:style-name="ce40" office:value-type="string">
            <text:p>buildings</text:p>
          </table:table-cell>
          <table:table-cell table:style-name="ce40" office:value-type="string">
            <text:p>roads</text:p>
          </table:table-cell>
          <table:table-cell table:style-name="ce40" office:value-type="string">
            <text:p>snow</text:p>
          </table:table-cell>
          <table:table-cell table:style-name="ce40" office:value-type="string">
            <text:p>water</text:p>
          </table:table-cell>
          <table:table-cell table:style-name="ce40" office:value-type="string">
            <text:p>sky</text:p>
          </table:table-cell>
          <table:table-cell table:style-name="ce40" office:value-type="string">
            <text:p>bird</text:p>
          </table:table-cell>
          <table:table-cell table:style-name="ce44" office:value-type="string">
            <text:p>accuracy</text:p>
          </table:table-cell>
          <table:table-cell table:style-name="ce47" office:value-type="string">
            <text:p>Testing Size</text:p>
          </table:table-cell>
          <table:table-cell table:style-name="ce50" office:value-type="string">
            <text:p>Training Size</text:p>
          </table:table-cell>
          <table:table-cell table:style-name="ce50" office:value-type="string">
            <text:p>Total Size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/>
          <table:table-cell table:style-name="ce37" office:value-type="string">
            <text:p>SIFT clusters</text:p>
          </table:table-cell>
          <table:table-cell table:style-name="ce1" office:value-type="float" office:value="50">
            <text:p>50</text:p>
          </table:table-cell>
          <table:table-cell/>
          <table:table-cell office:value-type="string">
            <text:p>Color Histogram Dimensions</text:p>
          </table:table-cell>
          <table:table-cell table:formula="of:=[.C261]*3" office:value-type="float" office:value="96">
            <text:p>96</text:p>
          </table:table-cell>
          <table:table-cell table:style-name="ce37"/>
          <table:table-cell table:style-name="ce40" office:value-type="string">
            <text:p>grass</text:p>
          </table:table-cell>
          <table:table-cell table:style-name="ce42" office:value-type="float" office:value="42">
            <text:p>42</text:p>
          </table:table-cell>
          <table:table-cell table:style-name="ce37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37" office:value-type="float" office:value="55">
            <text:p>55</text:p>
          </table:table-cell>
          <table:table-cell office:value-type="float" office:value="38.8888888888889">
            <text:p>38.8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216">
            <text:p>216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/>
          <table:table-cell table:style-name="ce37" office:value-type="string">
            <text:p>gridUnit</text:p>
          </table:table-cell>
          <table:table-cell table:style-name="ce1" office:value-type="float" office:value="40">
            <text:p>40</text:p>
          </table:table-cell>
          <table:table-cell/>
          <table:table-cell office:value-type="string">
            <text:p>SIFT Histogram Dimensions</text:p>
          </table:table-cell>
          <table:table-cell table:formula="of:=[.C262]" office:value-type="float" office:value="50">
            <text:p>50</text:p>
          </table:table-cell>
          <table:table-cell table:style-name="ce37"/>
          <table:table-cell table:style-name="ce40" office:value-type="string">
            <text:p>buildings</text:p>
          </table:table-cell>
          <table:table-cell table:style-name="ce43" office:value-type="float" office:value="1">
            <text:p>1</text:p>
          </table:table-cell>
          <table:table-cell table:style-name="ce42"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style-name="ce37" office:value-type="float" office:value="105">
            <text:p>105</text:p>
          </table:table-cell>
          <table:table-cell office:value-type="float" office:value="31.1688311688312">
            <text:p>31.17</text:p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  <table:table-cell office:value-type="float" office:value="308">
            <text:p>308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/>
          <table:table-cell office:value-type="string">
            <text:p>c</text:p>
          </table:table-cell>
          <table:table-cell table:style-name="ce1" office:value-type="float" office:value="128">
            <text:p>128</text:p>
          </table:table-cell>
          <table:table-cell/>
          <table:table-cell office:value-type="string">
            <text:p>Total Dimensions</text:p>
          </table:table-cell>
          <table:table-cell table:formula="of:=[.F262]+[.F263]" office:value-type="float" office:value="146">
            <text:p>146</text:p>
          </table:table-cell>
          <table:table-cell table:style-name="ce37"/>
          <table:table-cell table:style-name="ce40" office:value-type="string">
            <text:p>roads</text:p>
          </table:table-cell>
          <table:table-cell table:style-name="ce43" office:value-type="float" office:value="0">
            <text:p>0</text:p>
          </table:table-cell>
          <table:table-cell table:style-name="ce37" office:value-type="float" office:value="4">
            <text:p>4</text:p>
          </table:table-cell>
          <table:table-cell table:style-name="ce4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37" office:value-type="float" office:value="53">
            <text:p>53</text:p>
          </table:table-cell>
          <table:table-cell office:value-type="float" office:value="13.6363636363636">
            <text:p>13.64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/>
          <table:table-cell table:style-name="ce37" office:value-type="string">
            <text:p>g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table:style-name="ce37"/>
          <table:table-cell table:style-name="ce40" office:value-type="string">
            <text:p>snow</text:p>
          </table:table-cell>
          <table:table-cell table:style-name="ce43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office:value-type="float" office:value="10.7142857142857">
            <text:p>10.71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/>
          <table:table-cell table:style-name="ce37" office:value-type="string">
            <text:p>train/test ratio</text:p>
          </table:table-cell>
          <table:table-cell table:style-name="ce38" office:value-type="float" office:value="0.5">
            <text:p>0.5</text:p>
          </table:table-cell>
          <table:table-cell table:number-columns-repeated="3"/>
          <table:table-cell table:style-name="ce37"/>
          <table:table-cell table:style-name="ce40" office:value-type="string">
            <text:p>water</text:p>
          </table:table-cell>
          <table:table-cell table:style-name="ce43" office:value-type="float" office:value="1">
            <text:p>1</text:p>
          </table:table-cell>
          <table:table-cell table:style-name="ce37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office:value-type="float" office:value="1.02040816326531">
            <text:p>1.02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196">
            <text:p>196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 table:number-columns-repeated="7"/>
          <table:table-cell table:style-name="ce40" office:value-type="string">
            <text:p>sky</text:p>
          </table:table-cell>
          <table:table-cell table:style-name="ce43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2" office:value-type="float" office:value="22">
            <text:p>22</text:p>
          </table:table-cell>
          <table:table-cell table:style-name="ce37" office:value-type="float" office:value="35">
            <text:p>35</text:p>
          </table:table-cell>
          <table:table-cell office:value-type="float" office:value="35.4838709677419">
            <text:p>35.4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 table:number-columns-repeated="7"/>
          <table:table-cell table:style-name="ce40" office:value-type="string">
            <text:p>bird</text:p>
          </table:table-cell>
          <table:table-cell table:style-name="ce43" office:value-type="float" office:value="1">
            <text:p>1</text:p>
          </table:table-cell>
          <table:table-cell table:style-name="ce37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42" office:value-type="float" office:value="216">
            <text:p>216</text:p>
          </table:table-cell>
          <table:table-cell office:value-type="float" office:value="95.5752212389381">
            <text:p>95.58</text:p>
          </table:table-cell>
          <table:table-cell office:value-type="float" office:value="226">
            <text:p>226</text:p>
          </table:table-cell>
          <table:table-cell office:value-type="float" office:value="226">
            <text:p>226</text:p>
          </table:table-cell>
          <table:table-cell office:value-type="float" office:value="452">
            <text:p>452</text:p>
          </table:table-cell>
          <table:table-cell table:style-name="ce37"/>
          <table:table-cell table:number-columns-repeated="1004"/>
        </table:table-row>
        <table:table-row table:style-name="ro1">
          <table:table-cell table:style-name="ce37" table:number-columns-repeated="20"/>
          <table:table-cell table:number-columns-repeated="1004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3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hil </meta:initial-creator>
    <meta:creation-date>2011-05-09T00:56:37</meta:creation-date>
    <dc:date>2011-05-12T13:39:51</dc:date>
    <dc:creator>Nikhil </dc:creator>
    <meta:editing-duration>PT29H02M13S</meta:editing-duration>
    <meta:editing-cycles>102</meta:editing-cycles>
    <meta:generator>OpenOffice.org/3.2$Unix OpenOffice.org_project/320m19$Build-9505</meta:generator>
    <meta:document-statistic meta:table-count="5" meta:cell-count="5551" meta:object-count="0"/>
  </office:meta>
</office:document-meta>
</file>